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H" style:language-asian="zh" style:country-asian="CN" style:language-complex="hi" style:country-complex="IN" style:font-name-asian="Noto Sans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2.4mm" svg:height="228.96mm" svg:x="19.55mm" svg:y="118.74mm">
            <draw:object draw:notify-on-update-of-ranges="Sheet1.B4:Sheet1.B12 Sheet1.D37:Sheet1.D45 Sheet1.I37:Sheet1.I37 Sheet1.H37:Sheet1.H45 Sheet1.D28:Sheet1.D36 Sheet1.I28:Sheet1.I28 Sheet1.H28:Sheet1.H36 Sheet1.D19:Sheet1.D27 Sheet1.I19:Sheet1.I19 Sheet1.H19:Sheet1.H27 Sheet1.B3:Sheet1.B3 Sheet1.B4:Sheet1.B12 Sheet1.C3:Sheet1.C3 Sheet1.C4:Sheet1.C12 Sheet1.B3:Sheet1.B3 Sheet1.B4:Sheet1.B12 Sheet1.D3:Sheet1.D3 Sheet1.D4:Sheet1.D12 Sheet1.B3:Sheet1.B3 Sheet1.B4:Sheet1.B12 Sheet1.E3:Sheet1.E3 Sheet1.E4:Sheet1.E12 Sheet1.H3:Sheet1.H3 Sheet1.H4:Sheet1.H12 Sheet1.I3:Sheet1.I3 Sheet1.I4:Sheet1.I12 Sheet1.J3:Sheet1.J3 Sheet1.J4:Sheet1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Loop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ri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00 Total Time</text:p>
          </table:table-cell>
          <table:table-cell office:value-type="string" calcext:value-type="string">
            <text:p>3000 Total Time</text:p>
          </table:table-cell>
          <table:table-cell office:value-type="string" calcext:value-type="string">
            <text:p>4000Total Time</text:p>
          </table:table-cell>
          <table:table-cell table:number-columns-repeated="2"/>
          <table:table-cell office:value-type="string" calcext:value-type="string">
            <text:p>2000 Loop Time</text:p>
          </table:table-cell>
          <table:table-cell office:value-type="string" calcext:value-type="string">
            <text:p>3000 Loop Time</text:p>
          </table:table-cell>
          <table:table-cell office:value-type="string" calcext:value-type="string">
            <text:p>4000 Loop Tim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93.28" calcext:value-type="float">
            <text:p>1493.28</text:p>
          </table:table-cell>
          <table:table-cell office:value-type="float" office:value="3353.38" calcext:value-type="float">
            <text:p>3353.38</text:p>
          </table:table-cell>
          <table:table-cell office:value-type="float" office:value="5828.97" calcext:value-type="float">
            <text:p>5828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0.55" calcext:value-type="float">
            <text:p>1490.55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5818.64" calcext:value-type="float">
            <text:p>5818.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715" calcext:value-type="float">
            <text:p>2.41715</text:p>
          </table:table-cell>
          <table:table-cell office:value-type="float" office:value="5.14431" calcext:value-type="float">
            <text:p>5.14431</text:p>
          </table:table-cell>
          <table:table-cell office:value-type="float" office:value="9.02354" calcext:value-type="float">
            <text:p>9.02354</text:p>
          </table:table-cell>
          <table:table-cell/>
          <table:table-cell table:formula="of:=[.C4]-[.H4]" office:value-type="float" office:value="2.73000000000002" calcext:value-type="float">
            <text:p>2.73000000000002</text:p>
          </table:table-cell>
          <table:table-cell table:formula="of:=[.D4]-[.I4]" office:value-type="float" office:value="5.84999999999991" calcext:value-type="float">
            <text:p>5.84999999999991</text:p>
          </table:table-cell>
          <table:table-cell table:formula="of:=[.E4]-[.J4]" office:value-type="float" office:value="10.3299999999999" calcext:value-type="float">
            <text:p>10.3299999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20.996" calcext:value-type="float">
            <text:p>720.996</text:p>
          </table:table-cell>
          <table:table-cell office:value-type="float" office:value="1631.92" calcext:value-type="float">
            <text:p>1631.92</text:p>
          </table:table-cell>
          <table:table-cell office:value-type="float" office:value="2669.38" calcext:value-type="float">
            <text:p>2669.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8.364" calcext:value-type="float">
            <text:p>718.364</text:p>
          </table:table-cell>
          <table:table-cell office:value-type="float" office:value="1625.79" calcext:value-type="float">
            <text:p>1625.79</text:p>
          </table:table-cell>
          <table:table-cell office:value-type="float" office:value="2661.95" calcext:value-type="float">
            <text:p>2661.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6384" calcext:value-type="float">
            <text:p>2.46384</text:p>
          </table:table-cell>
          <table:table-cell office:value-type="float" office:value="5.74968" calcext:value-type="float">
            <text:p>5.74968</text:p>
          </table:table-cell>
          <table:table-cell office:value-type="float" office:value="6.70621" calcext:value-type="float">
            <text:p>6.70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0.063" calcext:value-type="float">
            <text:p>130.063</text:p>
          </table:table-cell>
          <table:table-cell office:value-type="float" office:value="302.791" calcext:value-type="float">
            <text:p>302.791</text:p>
          </table:table-cell>
          <table:table-cell office:value-type="float" office:value="602.044" calcext:value-type="float">
            <text:p>602.0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7.692" calcext:value-type="float">
            <text:p>127.692</text:p>
          </table:table-cell>
          <table:table-cell office:value-type="float" office:value="297.738" calcext:value-type="float">
            <text:p>297.738</text:p>
          </table:table-cell>
          <table:table-cell office:value-type="float" office:value="593.096" calcext:value-type="float">
            <text:p>593.0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0698" calcext:value-type="float">
            <text:p>2.30698</text:p>
          </table:table-cell>
          <table:table-cell office:value-type="float" office:value="4.91582" calcext:value-type="float">
            <text:p>4.91582</text:p>
          </table:table-cell>
          <table:table-cell office:value-type="float" office:value="8.65097" calcext:value-type="float">
            <text:p>8.65097</text:p>
          </table:table-cell>
          <table:table-cell/>
          <table:table-cell table:formula="of:=1-[.H4]/[.C4]" office:value-type="float" office:value="0.00182819029251047" calcext:value-type="float">
            <text:p>0.00182819029251</text:p>
          </table:table-cell>
          <table:table-cell table:formula="of:=1-[.I4]/[.D4]" office:value-type="float" office:value="0.00174450852572627" calcext:value-type="float">
            <text:p>0.001744508525726</text:p>
          </table:table-cell>
          <table:table-cell table:formula="of:=1-[.J4]/[.E4]" office:value-type="float" office:value="0.00177218273554336" calcext:value-type="float">
            <text:p>0.001772182735543</text:p>
          </table:table-cell>
          <table:table-cell/>
          <table:table-cell table:formula="of:=AVERAGE([.Q6:.S6])" office:value-type="float" office:value="0.00178162718459337" calcext:value-type="float">
            <text:p>0.0017816271845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4.2869" calcext:value-type="float">
            <text:p>74.2869</text:p>
          </table:table-cell>
          <table:table-cell office:value-type="float" office:value="173.232" calcext:value-type="float">
            <text:p>173.232</text:p>
          </table:table-cell>
          <table:table-cell office:value-type="float" office:value="304.306" calcext:value-type="float">
            <text:p>304.3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1.806" calcext:value-type="float">
            <text:p>71.806</text:p>
          </table:table-cell>
          <table:table-cell office:value-type="float" office:value="167.581" calcext:value-type="float">
            <text:p>167.581</text:p>
          </table:table-cell>
          <table:table-cell office:value-type="float" office:value="295.432" calcext:value-type="float">
            <text:p>295.4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41974" calcext:value-type="float">
            <text:p>2.41974</text:p>
          </table:table-cell>
          <table:table-cell office:value-type="float" office:value="5.5249" calcext:value-type="float">
            <text:p>5.5249</text:p>
          </table:table-cell>
          <table:table-cell office:value-type="float" office:value="8.65585" calcext:value-type="float">
            <text:p>8.65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9.5911" calcext:value-type="float">
            <text:p>39.5911</text:p>
          </table:table-cell>
          <table:table-cell office:value-type="float" office:value="92.0058" calcext:value-type="float">
            <text:p>92.0058</text:p>
          </table:table-cell>
          <table:table-cell office:value-type="float" office:value="162.637" calcext:value-type="float">
            <text:p>162.6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.8802" calcext:value-type="float">
            <text:p>36.8802</text:p>
          </table:table-cell>
          <table:table-cell office:value-type="float" office:value="86.253" calcext:value-type="float">
            <text:p>86.253</text:p>
          </table:table-cell>
          <table:table-cell office:value-type="float" office:value="152.95" calcext:value-type="float">
            <text:p>152.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59763" calcext:value-type="float">
            <text:p>2.59763</text:p>
          </table:table-cell>
          <table:table-cell office:value-type="float" office:value="5.38511" calcext:value-type="float">
            <text:p>5.38511</text:p>
          </table:table-cell>
          <table:table-cell office:value-type="float" office:value="9.30727" calcext:value-type="float">
            <text:p>9.30727</text:p>
          </table:table-cell>
          <table:table-cell/>
          <table:table-cell table:formula="of:=1-[.H4]/([.H4]+[.M4])" office:value-type="float" office:value="0.00161902423640059" calcext:value-type="float">
            <text:p>0.001619024236401</text:p>
          </table:table-cell>
          <table:table-cell table:formula="of:=1-[.I4]/([.I4]+[.N4])" office:value-type="float" office:value="0.00153439001953049" calcext:value-type="float">
            <text:p>0.00153439001953</text:p>
          </table:table-cell>
          <table:table-cell table:formula="of:=1-[.J4]/([.J4]+[.O4])" office:value-type="float" office:value="0.00154839755899838" calcext:value-type="float">
            <text:p>0.001548397558998</text:p>
          </table:table-cell>
          <table:table-cell/>
          <table:table-cell table:formula="of:=AVERAGE([.Q8:.S8])" office:value-type="float" office:value="0.00156727060497649" calcext:value-type="float">
            <text:p>0.00156727060497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.4361" calcext:value-type="float">
            <text:p>29.4361</text:p>
          </table:table-cell>
          <table:table-cell office:value-type="float" office:value="63.2842" calcext:value-type="float">
            <text:p>63.2842</text:p>
          </table:table-cell>
          <table:table-cell office:value-type="float" office:value="112.878" calcext:value-type="float">
            <text:p>112.87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.413" calcext:value-type="float">
            <text:p>26.413</text:p>
          </table:table-cell>
          <table:table-cell office:value-type="float" office:value="57.1772" calcext:value-type="float">
            <text:p>57.1772</text:p>
          </table:table-cell>
          <table:table-cell office:value-type="float" office:value="103.96" calcext:value-type="float">
            <text:p>103.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64123" calcext:value-type="float">
            <text:p>2.64123</text:p>
          </table:table-cell>
          <table:table-cell office:value-type="float" office:value="5.67702" calcext:value-type="float">
            <text:p>5.67702</text:p>
          </table:table-cell>
          <table:table-cell office:value-type="float" office:value="8.64367" calcext:value-type="float">
            <text:p>8.64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2.4701" calcext:value-type="float">
            <text:p>22.4701</text:p>
          </table:table-cell>
          <table:table-cell office:value-type="float" office:value="49.5435" calcext:value-type="float">
            <text:p>49.5435</text:p>
          </table:table-cell>
          <table:table-cell office:value-type="float" office:value="89.8998" calcext:value-type="float">
            <text:p>89.89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.5576" calcext:value-type="float">
            <text:p>19.5576</text:p>
          </table:table-cell>
          <table:table-cell office:value-type="float" office:value="43.697" calcext:value-type="float">
            <text:p>43.697</text:p>
          </table:table-cell>
          <table:table-cell office:value-type="float" office:value="80.3897" calcext:value-type="float">
            <text:p>80.389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63721" calcext:value-type="float">
            <text:p>2.63721</text:p>
          </table:table-cell>
          <table:table-cell office:value-type="float" office:value="5.57048" calcext:value-type="float">
            <text:p>5.57048</text:p>
          </table:table-cell>
          <table:table-cell office:value-type="float" office:value="9.03595" calcext:value-type="float">
            <text:p>9.03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9.0033" calcext:value-type="float">
            <text:p>19.0033</text:p>
          </table:table-cell>
          <table:table-cell office:value-type="float" office:value="41.6588" calcext:value-type="float">
            <text:p>41.6588</text:p>
          </table:table-cell>
          <table:table-cell office:value-type="float" office:value="73.7928" calcext:value-type="float">
            <text:p>73.79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.0662" calcext:value-type="float">
            <text:p>16.0662</text:p>
          </table:table-cell>
          <table:table-cell office:value-type="float" office:value="35.3686" calcext:value-type="float">
            <text:p>35.3686</text:p>
          </table:table-cell>
          <table:table-cell office:value-type="float" office:value="64.2113" calcext:value-type="float">
            <text:p>64.21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.61988" calcext:value-type="float">
            <text:p>2.61988</text:p>
          </table:table-cell>
          <table:table-cell office:value-type="float" office:value="5.86432" calcext:value-type="float">
            <text:p>5.86432</text:p>
          </table:table-cell>
          <table:table-cell office:value-type="float" office:value="9.04519" calcext:value-type="float">
            <text:p>9.04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6.6479" calcext:value-type="float">
            <text:p>16.6479</text:p>
          </table:table-cell>
          <table:table-cell office:value-type="float" office:value="36.5544" calcext:value-type="float">
            <text:p>36.5544</text:p>
          </table:table-cell>
          <table:table-cell office:value-type="float" office:value="60.3538" calcext:value-type="float">
            <text:p>60.35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.6203" calcext:value-type="float">
            <text:p>13.6203</text:p>
          </table:table-cell>
          <table:table-cell office:value-type="float" office:value="30.541" calcext:value-type="float">
            <text:p>30.541</text:p>
          </table:table-cell>
          <table:table-cell office:value-type="float" office:value="51.3374" calcext:value-type="float">
            <text:p>51.337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64166" calcext:value-type="float">
            <text:p>2.64166</text:p>
          </table:table-cell>
          <table:table-cell office:value-type="float" office:value="5.54288" calcext:value-type="float">
            <text:p>5.54288</text:p>
          </table:table-cell>
          <table:table-cell office:value-type="float" office:value="8.64299" calcext:value-type="float">
            <text:p>8.64299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office:value-type="float" office:value="4000" calcext:value-type="float">
            <text:p>4000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/p</text:p>
          </table:table-cell>
          <table:table-cell table:style-name="ce1" office:value-type="string" calcext:value-type="string">
            <text:p>Tpar/N</text:p>
          </table:table-cell>
          <table:table-cell office:value-type="string" calcext:value-type="string">
            <text:p>Tpar th</text:p>
          </table:table-cell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E19]/[.D19]" office:value-type="float" office:value="2000" calcext:value-type="float">
            <text:p>2000</text:p>
          </table:table-cell>
          <table:table-cell table:formula="of:=[.C4]/[.E19]" office:value-type="float" office:value="0.74664" calcext:value-type="float">
            <text:p>0.74664</text:p>
          </table:table-cell>
          <table:table-cell table:formula="of:=(([.$N$24]*[.E19]*[.E19])/[.D19])+[.$N$25]*[.E19]" office:value-type="float" office:value="1455.59838731931" calcext:value-type="float">
            <text:p>1455.59838731931</text:p>
          </table:table-cell>
          <table:table-cell office:value-type="string" calcext:value-type="string">
            <text:p>Reg 2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formula="of:=[.E20]/[.D20]" office:value-type="float" office:value="1000" calcext:value-type="float">
            <text:p>1000</text:p>
          </table:table-cell>
          <table:table-cell table:formula="of:=[.C5]/[.E20]" office:value-type="float" office:value="0.360498" calcext:value-type="float">
            <text:p>0.360498</text:p>
          </table:table-cell>
          <table:table-cell table:formula="of:=(([.$N$24]*[.E20]*[.E20])/[.D20])+[.$N$25]*[.E20]" office:value-type="float" office:value="728.962331533314" calcext:value-type="float">
            <text:p>728.962331533314</text:p>
          </table:table-cell>
          <table:table-cell table:number-columns-repeated="4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formula="of:=[.E21]/[.D21]" office:value-type="float" office:value="200" calcext:value-type="float">
            <text:p>200</text:p>
          </table:table-cell>
          <table:table-cell table:formula="of:=[.C6]/[.E21]" office:value-type="float" office:value="0.0650315" calcext:value-type="float">
            <text:p>0.0650315</text:p>
          </table:table-cell>
          <table:table-cell table:formula="of:=(([.$N$24]*[.E21]*[.E21])/[.D21])+[.$N$25]*[.E21]" office:value-type="float" office:value="147.653486904518" calcext:value-type="float">
            <text:p>147.653486904518</text:p>
          </table:table-cell>
          <table:table-cell table:number-columns-repeated="4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G$19:.$G$45] ; [.$F$19:.$F$45])" office:value-type="float" office:value="0.998636528227718" calcext:value-type="float">
            <text:p>0.9986365282277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table:formula="of:=[.E22]/[.D22]" office:value-type="float" office:value="100" calcext:value-type="float">
            <text:p>100</text:p>
          </table:table-cell>
          <table:table-cell table:formula="of:=[.C7]/[.E22]" office:value-type="float" office:value="0.03714345" calcext:value-type="float">
            <text:p>0.03714345</text:p>
          </table:table-cell>
          <table:table-cell table:formula="of:=(([.$N$24]*[.E22]*[.E22])/[.D22])+[.$N$25]*[.E22]" office:value-type="float" office:value="74.9898813259179" calcext:value-type="float">
            <text:p>74.9898813259179</text:p>
          </table:table-cell>
          <table:table-cell table:number-columns-repeated="4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G$19:.$G$45] ; [.$F$19:.$F$45])" office:value-type="float" office:value="0.0141431175049156" calcext:value-type="float">
            <text:p>0.0141431175049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table:formula="of:=[.E23]/[.D23]" office:value-type="float" office:value="50" calcext:value-type="float">
            <text:p>50</text:p>
          </table:table-cell>
          <table:table-cell table:formula="of:=[.C8]/[.E23]" office:value-type="float" office:value="0.01979555" calcext:value-type="float">
            <text:p>0.01979555</text:p>
          </table:table-cell>
          <table:table-cell table:formula="of:=(([.$N$24]*[.E23]*[.E23])/[.D23])+[.$N$25]*[.E23]" office:value-type="float" office:value="38.6580785366181" calcext:value-type="float">
            <text:p>38.658078536618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table:formula="of:=[.E24]/[.D24]" office:value-type="float" office:value="33.3333333333333" calcext:value-type="float">
            <text:p>33.3333333333333</text:p>
          </table:table-cell>
          <table:table-cell table:formula="of:=[.C9]/[.E24]" office:value-type="float" office:value="0.01471805" calcext:value-type="float">
            <text:p>0.01471805</text:p>
          </table:table-cell>
          <table:table-cell table:formula="of:=(([.$N$24]*[.E24]*[.E24])/[.D24])+[.$N$25]*[.E24]" office:value-type="float" office:value="26.5474776068515" calcext:value-type="float">
            <text:p>26.5474776068515</text:p>
          </table:table-cell>
          <table:table-cell table:number-columns-repeated="4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G$19:.$G$45] ; [.$F$19:.$F$45])" office:value-type="float" office:value="0.000363318027892998" calcext:value-type="float">
            <text:p>0.0003633180278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table:formula="of:=[.E25]/[.D25]" office:value-type="float" office:value="25" calcext:value-type="float">
            <text:p>25</text:p>
          </table:table-cell>
          <table:table-cell table:formula="of:=[.C10]/[.E25]" office:value-type="float" office:value="0.01123505" calcext:value-type="float">
            <text:p>0.01123505</text:p>
          </table:table-cell>
          <table:table-cell table:formula="of:=(([.$N$24]*[.E25]*[.E25])/[.D25])+[.$N$25]*[.E25]" office:value-type="float" office:value="20.4921771419682" calcext:value-type="float">
            <text:p>20.4921771419682</text:p>
          </table:table-cell>
          <table:table-cell table:number-columns-repeated="4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G$19:.$G$45] ; [.$F$19:.$F$45])" office:value-type="float" office:value="0.00116313787365915" calcext:value-type="float">
            <text:p>0.0011631378736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E26]/[.D26]" office:value-type="float" office:value="20" calcext:value-type="float">
            <text:p>20</text:p>
          </table:table-cell>
          <table:table-cell table:formula="of:=[.C11]/[.E26]" office:value-type="float" office:value="0.00950165" calcext:value-type="float">
            <text:p>0.00950165</text:p>
          </table:table-cell>
          <table:table-cell table:formula="of:=(([.$N$24]*[.E26]*[.E26])/[.D26])+[.$N$25]*[.E26]" office:value-type="float" office:value="16.8589968630382" calcext:value-type="float">
            <text:p>16.858996863038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000" calcext:value-type="float">
            <text:p>2000</text:p>
          </table:table-cell>
          <table:table-cell table:formula="of:=[.E27]/[.D27]" office:value-type="float" office:value="16.6666666666667" calcext:value-type="float">
            <text:p>16.6666666666667</text:p>
          </table:table-cell>
          <table:table-cell table:formula="of:=[.C12]/[.E27]" office:value-type="float" office:value="0.00832395" calcext:value-type="float">
            <text:p>0.00832395</text:p>
          </table:table-cell>
          <table:table-cell table:formula="of:=(([.$N$24]*[.E27]*[.E27])/[.D27])+[.$N$25]*[.E27]" office:value-type="float" office:value="14.4368766770849" calcext:value-type="float">
            <text:p>14.4368766770849</text:p>
          </table:table-cell>
          <table:table-cell table:number-columns-repeated="4"/>
          <table:table-cell table:formula="of:=INDEX([.$F$19:.$F$45]; 1; 1)" office:value-type="float" office:value="2000" calcext:value-type="float">
            <text:p>2000</text:p>
          </table:table-cell>
          <table:table-cell table:formula="of:=[.$N$24] * [.$M$27] + [.$N$25]" office:value-type="float" office:value="0.727799193659655" calcext:value-type="float">
            <text:p>0.7277991936596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E28]/[.D28]" office:value-type="float" office:value="3000" calcext:value-type="float">
            <text:p>3000</text:p>
          </table:table-cell>
          <table:table-cell table:formula="of:=[.D4]/[.E28]" office:value-type="float" office:value="1.11779333333333" calcext:value-type="float">
            <text:p>1.11779333333333</text:p>
          </table:table-cell>
          <table:table-cell table:formula="of:=(([.$N$24]*[.E28]*[.E28])/[.D28])+[.$N$25]*[.E28]" office:value-type="float" office:value="3273.35166465796" calcext:value-type="float">
            <text:p>3273.35166465796</text:p>
          </table:table-cell>
          <table:table-cell office:value-type="string" calcext:value-type="string">
            <text:p>Reg 3000</text:p>
          </table:table-cell>
          <table:table-cell table:number-columns-repeated="3"/>
          <table:table-cell table:formula="of:=INDEX([.$F$19:.$F$45]; 2; 1)" office:value-type="float" office:value="1000" calcext:value-type="float">
            <text:p>1000</text:p>
          </table:table-cell>
          <table:table-cell table:formula="of:=[.$N$24] * [.$M$28] + [.$N$25]" office:value-type="float" office:value="0.364481165766657" calcext:value-type="float">
            <text:p>0.36448116576665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E29]/[.D29]" office:value-type="float" office:value="1500" calcext:value-type="float">
            <text:p>1500</text:p>
          </table:table-cell>
          <table:table-cell table:formula="of:=[.D5]/[.E29]" office:value-type="float" office:value="0.543973333333333" calcext:value-type="float">
            <text:p>0.543973333333333</text:p>
          </table:table-cell>
          <table:table-cell table:formula="of:=(([.$N$24]*[.E29]*[.E29])/[.D29])+[.$N$25]*[.E29]" office:value-type="float" office:value="1638.42053913947" calcext:value-type="float">
            <text:p>1638.42053913947</text:p>
          </table:table-cell>
          <table:table-cell table:number-columns-repeated="4"/>
          <table:table-cell table:formula="of:=INDEX([.$F$19:.$F$45]; 3; 1)" office:value-type="float" office:value="200" calcext:value-type="float">
            <text:p>200</text:p>
          </table:table-cell>
          <table:table-cell table:formula="of:=[.$N$24] * [.$M$29] + [.$N$25]" office:value-type="float" office:value="0.0738267434522588" calcext:value-type="float">
            <text:p>0.0738267434522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table:formula="of:=[.E30]/[.D30]" office:value-type="float" office:value="300" calcext:value-type="float">
            <text:p>300</text:p>
          </table:table-cell>
          <table:table-cell table:formula="of:=[.D6]/[.E30]" office:value-type="float" office:value="0.100930333333333" calcext:value-type="float">
            <text:p>0.100930333333333</text:p>
          </table:table-cell>
          <table:table-cell table:formula="of:=(([.$N$24]*[.E30]*[.E30])/[.D30])+[.$N$25]*[.E30]" office:value-type="float" office:value="330.475638724676" calcext:value-type="float">
            <text:p>330.475638724676</text:p>
          </table:table-cell>
          <table:table-cell table:number-columns-repeated="4"/>
          <table:table-cell table:formula="of:=INDEX([.$F$19:.$F$45]; 4; 1)" office:value-type="float" office:value="100" calcext:value-type="float">
            <text:p>100</text:p>
          </table:table-cell>
          <table:table-cell table:formula="of:=[.$N$24] * [.$M$30] + [.$N$25]" office:value-type="float" office:value="0.037494940662959" calcext:value-type="float">
            <text:p>0.0374949406629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table:formula="of:=[.E31]/[.D31]" office:value-type="float" office:value="150" calcext:value-type="float">
            <text:p>150</text:p>
          </table:table-cell>
          <table:table-cell table:formula="of:=[.D7]/[.E31]" office:value-type="float" office:value="0.057744" calcext:value-type="float">
            <text:p>0.057744</text:p>
          </table:table-cell>
          <table:table-cell table:formula="of:=(([.$N$24]*[.E31]*[.E31])/[.D31])+[.$N$25]*[.E31]" office:value-type="float" office:value="166.982526172827" calcext:value-type="float">
            <text:p>166.982526172827</text:p>
          </table:table-cell>
          <table:table-cell table:number-columns-repeated="4"/>
          <table:table-cell table:formula="of:=INDEX([.$F$19:.$F$45]; 5; 1)" office:value-type="float" office:value="50" calcext:value-type="float">
            <text:p>50</text:p>
          </table:table-cell>
          <table:table-cell table:formula="of:=[.$N$24] * [.$M$31] + [.$N$25]" office:value-type="float" office:value="0.0193290392683091" calcext:value-type="float">
            <text:p>0.0193290392683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  <table:table-cell table:formula="of:=[.E32]/[.D32]" office:value-type="float" office:value="75" calcext:value-type="float">
            <text:p>75</text:p>
          </table:table-cell>
          <table:table-cell table:formula="of:=[.D8]/[.E32]" office:value-type="float" office:value="0.0306686" calcext:value-type="float">
            <text:p>0.0306686</text:p>
          </table:table-cell>
          <table:table-cell table:formula="of:=(([.$N$24]*[.E32]*[.E32])/[.D32])+[.$N$25]*[.E32]" office:value-type="float" office:value="85.235969896902" calcext:value-type="float">
            <text:p>85.235969896902</text:p>
          </table:table-cell>
          <table:table-cell table:number-columns-repeated="4"/>
          <table:table-cell table:formula="of:=INDEX([.$F$19:.$F$45]; 6; 1)" office:value-type="float" office:value="33.3333333333333" calcext:value-type="float">
            <text:p>33.3333333333333</text:p>
          </table:table-cell>
          <table:table-cell table:formula="of:=[.$N$24] * [.$M$32] + [.$N$25]" office:value-type="float" office:value="0.0132737388034258" calcext:value-type="float">
            <text:p>0.01327373880342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000" calcext:value-type="float">
            <text:p>3000</text:p>
          </table:table-cell>
          <table:table-cell table:formula="of:=[.E33]/[.D33]" office:value-type="float" office:value="50" calcext:value-type="float">
            <text:p>50</text:p>
          </table:table-cell>
          <table:table-cell table:formula="of:=[.D9]/[.E33]" office:value-type="float" office:value="0.0210947333333333" calcext:value-type="float">
            <text:p>0.021094733333333</text:p>
          </table:table-cell>
          <table:table-cell table:formula="of:=(([.$N$24]*[.E33]*[.E33])/[.D33])+[.$N$25]*[.E33]" office:value-type="float" office:value="57.9871178049272" calcext:value-type="float">
            <text:p>57.9871178049272</text:p>
          </table:table-cell>
          <table:table-cell table:number-columns-repeated="4"/>
          <table:table-cell table:formula="of:=INDEX([.$F$19:.$F$45]; 7; 1)" office:value-type="float" office:value="25" calcext:value-type="float">
            <text:p>25</text:p>
          </table:table-cell>
          <table:table-cell table:formula="of:=[.$N$24] * [.$M$33] + [.$N$25]" office:value-type="float" office:value="0.0102460885709841" calcext:value-type="float">
            <text:p>0.0102460885709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000" calcext:value-type="float">
            <text:p>3000</text:p>
          </table:table-cell>
          <table:table-cell table:formula="of:=[.E34]/[.D34]" office:value-type="float" office:value="37.5" calcext:value-type="float">
            <text:p>37.5</text:p>
          </table:table-cell>
          <table:table-cell table:formula="of:=[.D10]/[.E34]" office:value-type="float" office:value="0.0165145" calcext:value-type="float">
            <text:p>0.0165145</text:p>
          </table:table-cell>
          <table:table-cell table:formula="of:=(([.$N$24]*[.E34]*[.E34])/[.D34])+[.$N$25]*[.E34]" office:value-type="float" office:value="44.3626917589397" calcext:value-type="float">
            <text:p>44.3626917589397</text:p>
          </table:table-cell>
          <table:table-cell table:number-columns-repeated="4"/>
          <table:table-cell table:formula="of:=INDEX([.$F$19:.$F$45]; 8; 1)" office:value-type="float" office:value="20" calcext:value-type="float">
            <text:p>20</text:p>
          </table:table-cell>
          <table:table-cell table:formula="of:=[.$N$24] * [.$M$34] + [.$N$25]" office:value-type="float" office:value="0.00842949843151912" calcext:value-type="float">
            <text:p>0.0084294984315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table:formula="of:=[.E35]/[.D35]" office:value-type="float" office:value="30" calcext:value-type="float">
            <text:p>30</text:p>
          </table:table-cell>
          <table:table-cell table:formula="of:=[.D11]/[.E35]" office:value-type="float" office:value="0.0138862666666667" calcext:value-type="float">
            <text:p>0.013886266666667</text:p>
          </table:table-cell>
          <table:table-cell table:formula="of:=(([.$N$24]*[.E35]*[.E35])/[.D35])+[.$N$25]*[.E35]" office:value-type="float" office:value="36.1880361313473" calcext:value-type="float">
            <text:p>36.1880361313473</text:p>
          </table:table-cell>
          <table:table-cell table:number-columns-repeated="4"/>
          <table:table-cell table:formula="of:=INDEX([.$F$19:.$F$45]; 9; 1)" office:value-type="float" office:value="16.6666666666667" calcext:value-type="float">
            <text:p>16.6666666666667</text:p>
          </table:table-cell>
          <table:table-cell table:formula="of:=[.$N$24] * [.$M$35] + [.$N$25]" office:value-type="float" office:value="0.00721843833854246" calcext:value-type="float">
            <text:p>0.0072184383385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00" calcext:value-type="float">
            <text:p>3000</text:p>
          </table:table-cell>
          <table:table-cell table:formula="of:=[.E36]/[.D36]" office:value-type="float" office:value="25" calcext:value-type="float">
            <text:p>25</text:p>
          </table:table-cell>
          <table:table-cell table:formula="of:=[.D12]/[.E36]" office:value-type="float" office:value="0.0121848" calcext:value-type="float">
            <text:p>0.0121848</text:p>
          </table:table-cell>
          <table:table-cell table:formula="of:=(([.$N$24]*[.E36]*[.E36])/[.D36])+[.$N$25]*[.E36]" office:value-type="float" office:value="30.7382657129523" calcext:value-type="float">
            <text:p>30.7382657129523</text:p>
          </table:table-cell>
          <table:table-cell table:number-columns-repeated="4"/>
          <table:table-cell table:formula="of:=INDEX([.$F$19:.$F$45]; 10; 1)" office:value-type="float" office:value="3000" calcext:value-type="float">
            <text:p>3000</text:p>
          </table:table-cell>
          <table:table-cell table:formula="of:=[.$N$24] * [.$M$36] + [.$N$25]" office:value-type="float" office:value="1.09111722155265" calcext:value-type="float">
            <text:p>1.091117221552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E37]/[.D37]" office:value-type="float" office:value="4000" calcext:value-type="float">
            <text:p>4000</text:p>
          </table:table-cell>
          <table:table-cell table:formula="of:=[.E4]/[.E37]" office:value-type="float" office:value="1.4572425" calcext:value-type="float">
            <text:p>1.4572425</text:p>
          </table:table-cell>
          <table:table-cell table:formula="of:=(([.$N$24]*[.E37]*[.E37])/[.D37])+[.$N$25]*[.E37]" office:value-type="float" office:value="5817.74099778261" calcext:value-type="float">
            <text:p>5817.74099778261</text:p>
          </table:table-cell>
          <table:table-cell office:value-type="string" calcext:value-type="string">
            <text:p>Reg 4000</text:p>
          </table:table-cell>
          <table:table-cell table:number-columns-repeated="3"/>
          <table:table-cell table:formula="of:=INDEX([.$F$19:.$F$45]; 11; 1)" office:value-type="float" office:value="1500" calcext:value-type="float">
            <text:p>1500</text:p>
          </table:table-cell>
          <table:table-cell table:formula="of:=[.$N$24] * [.$M$37] + [.$N$25]" office:value-type="float" office:value="0.546140179713156" calcext:value-type="float">
            <text:p>0.54614017971315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formula="of:=[.E38]/[.D38]" office:value-type="float" office:value="2000" calcext:value-type="float">
            <text:p>2000</text:p>
          </table:table-cell>
          <table:table-cell table:formula="of:=[.E5]/[.E38]" office:value-type="float" office:value="0.667345" calcext:value-type="float">
            <text:p>0.667345</text:p>
          </table:table-cell>
          <table:table-cell table:formula="of:=(([.$N$24]*[.E38]*[.E38])/[.D38])+[.$N$25]*[.E38]" office:value-type="float" office:value="2911.19677463862" calcext:value-type="float">
            <text:p>2911.19677463862</text:p>
          </table:table-cell>
          <table:table-cell table:number-columns-repeated="4"/>
          <table:table-cell table:formula="of:=INDEX([.$F$19:.$F$45]; 12; 1)" office:value-type="float" office:value="300" calcext:value-type="float">
            <text:p>300</text:p>
          </table:table-cell>
          <table:table-cell table:formula="of:=[.$N$24] * [.$M$38] + [.$N$25]" office:value-type="float" office:value="0.110158546241559" calcext:value-type="float">
            <text:p>0.1101585462415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table:formula="of:=[.E39]/[.D39]" office:value-type="float" office:value="400" calcext:value-type="float">
            <text:p>400</text:p>
          </table:table-cell>
          <table:table-cell table:formula="of:=[.E6]/[.E39]" office:value-type="float" office:value="0.150511" calcext:value-type="float">
            <text:p>0.150511</text:p>
          </table:table-cell>
          <table:table-cell table:formula="of:=(([.$N$24]*[.E39]*[.E39])/[.D39])+[.$N$25]*[.E39]" office:value-type="float" office:value="585.961396123434" calcext:value-type="float">
            <text:p>585.961396123434</text:p>
          </table:table-cell>
          <table:table-cell table:number-columns-repeated="4"/>
          <table:table-cell table:formula="of:=INDEX([.$F$19:.$F$45]; 13; 1)" office:value-type="float" office:value="150" calcext:value-type="float">
            <text:p>150</text:p>
          </table:table-cell>
          <table:table-cell table:formula="of:=[.$N$24] * [.$M$39] + [.$N$25]" office:value-type="float" office:value="0.0556608420576089" calcext:value-type="float">
            <text:p>0.0556608420576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table:formula="of:=[.E40]/[.D40]" office:value-type="float" office:value="200" calcext:value-type="float">
            <text:p>200</text:p>
          </table:table-cell>
          <table:table-cell table:formula="of:=[.E7]/[.E40]" office:value-type="float" office:value="0.0760765" calcext:value-type="float">
            <text:p>0.0760765</text:p>
          </table:table-cell>
          <table:table-cell table:formula="of:=(([.$N$24]*[.E40]*[.E40])/[.D40])+[.$N$25]*[.E40]" office:value-type="float" office:value="295.306973809035" calcext:value-type="float">
            <text:p>295.306973809035</text:p>
          </table:table-cell>
          <table:table-cell table:number-columns-repeated="4"/>
          <table:table-cell table:formula="of:=INDEX([.$F$19:.$F$45]; 14; 1)" office:value-type="float" office:value="75" calcext:value-type="float">
            <text:p>75</text:p>
          </table:table-cell>
          <table:table-cell table:formula="of:=[.$N$24] * [.$M$40] + [.$N$25]" office:value-type="float" office:value="0.028411989965634" calcext:value-type="float">
            <text:p>0.02841198996563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table:formula="of:=[.E41]/[.D41]" office:value-type="float" office:value="100" calcext:value-type="float">
            <text:p>100</text:p>
          </table:table-cell>
          <table:table-cell table:formula="of:=[.E8]/[.E41]" office:value-type="float" office:value="0.04065925" calcext:value-type="float">
            <text:p>0.04065925</text:p>
          </table:table-cell>
          <table:table-cell table:formula="of:=(([.$N$24]*[.E41]*[.E41])/[.D41])+[.$N$25]*[.E41]" office:value-type="float" office:value="149.979762651836" calcext:value-type="float">
            <text:p>149.979762651836</text:p>
          </table:table-cell>
          <table:table-cell table:number-columns-repeated="4"/>
          <table:table-cell table:formula="of:=INDEX([.$F$19:.$F$45]; 15; 1)" office:value-type="float" office:value="50" calcext:value-type="float">
            <text:p>50</text:p>
          </table:table-cell>
          <table:table-cell table:formula="of:=[.$N$24] * [.$M$41] + [.$N$25]" office:value-type="float" office:value="0.0193290392683091" calcext:value-type="float">
            <text:p>0.0193290392683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table:formula="of:=[.E42]/[.D42]" office:value-type="float" office:value="66.6666666666667" calcext:value-type="float">
            <text:p>66.6666666666667</text:p>
          </table:table-cell>
          <table:table-cell table:formula="of:=[.E9]/[.E42]" office:value-type="float" office:value="0.0282195" calcext:value-type="float">
            <text:p>0.0282195</text:p>
          </table:table-cell>
          <table:table-cell table:formula="of:=(([.$N$24]*[.E42]*[.E42])/[.D42])+[.$N$25]*[.E42]" office:value-type="float" office:value="101.537358932769" calcext:value-type="float">
            <text:p>101.537358932769</text:p>
          </table:table-cell>
          <table:table-cell table:number-columns-repeated="4"/>
          <table:table-cell table:formula="of:=INDEX([.$F$19:.$F$45]; 16; 1)" office:value-type="float" office:value="37.5" calcext:value-type="float">
            <text:p>37.5</text:p>
          </table:table-cell>
          <table:table-cell table:formula="of:=[.$N$24] * [.$M$42] + [.$N$25]" office:value-type="float" office:value="0.0147875639196466" calcext:value-type="float">
            <text:p>0.0147875639196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000" calcext:value-type="float">
            <text:p>4000</text:p>
          </table:table-cell>
          <table:table-cell table:formula="of:=[.E43]/[.D43]" office:value-type="float" office:value="50" calcext:value-type="float">
            <text:p>50</text:p>
          </table:table-cell>
          <table:table-cell table:formula="of:=[.E10]/[.E43]" office:value-type="float" office:value="0.02247495" calcext:value-type="float">
            <text:p>0.02247495</text:p>
          </table:table-cell>
          <table:table-cell table:formula="of:=(([.$N$24]*[.E43]*[.E43])/[.D43])+[.$N$25]*[.E43]" office:value-type="float" office:value="77.3161570732362" calcext:value-type="float">
            <text:p>77.3161570732362</text:p>
          </table:table-cell>
          <table:table-cell table:number-columns-repeated="4"/>
          <table:table-cell table:formula="of:=INDEX([.$F$19:.$F$45]; 17; 1)" office:value-type="float" office:value="30" calcext:value-type="float">
            <text:p>30</text:p>
          </table:table-cell>
          <table:table-cell table:formula="of:=[.$N$24] * [.$M$43] + [.$N$25]" office:value-type="float" office:value="0.0120626787104491" calcext:value-type="float">
            <text:p>0.0120626787104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table:formula="of:=[.E44]/[.D44]" office:value-type="float" office:value="40" calcext:value-type="float">
            <text:p>40</text:p>
          </table:table-cell>
          <table:table-cell table:formula="of:=[.E11]/[.E44]" office:value-type="float" office:value="0.0184482" calcext:value-type="float">
            <text:p>0.0184482</text:p>
          </table:table-cell>
          <table:table-cell table:formula="of:=(([.$N$24]*[.E44]*[.E44])/[.D44])+[.$N$25]*[.E44]" office:value-type="float" office:value="62.7834359575163" calcext:value-type="float">
            <text:p>62.7834359575163</text:p>
          </table:table-cell>
          <table:table-cell table:number-columns-repeated="4"/>
          <table:table-cell table:formula="of:=INDEX([.$F$19:.$F$45]; 18; 1)" office:value-type="float" office:value="25" calcext:value-type="float">
            <text:p>25</text:p>
          </table:table-cell>
          <table:table-cell table:formula="of:=[.$N$24] * [.$M$44] + [.$N$25]" office:value-type="float" office:value="0.0102460885709841" calcext:value-type="float">
            <text:p>0.0102460885709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4000" calcext:value-type="float">
            <text:p>4000</text:p>
          </table:table-cell>
          <table:table-cell table:formula="of:=[.E45]/[.D45]" office:value-type="float" office:value="33.3333333333333" calcext:value-type="float">
            <text:p>33.3333333333333</text:p>
          </table:table-cell>
          <table:table-cell table:formula="of:=[.E12]/[.E45]" office:value-type="float" office:value="0.01508845" calcext:value-type="float">
            <text:p>0.01508845</text:p>
          </table:table-cell>
          <table:table-cell table:formula="of:=(([.$N$24]*[.E45]*[.E45])/[.D45])+[.$N$25]*[.E45]" office:value-type="float" office:value="53.094955213703" calcext:value-type="float">
            <text:p>53.094955213703</text:p>
          </table:table-cell>
          <table:table-cell table:number-columns-repeated="4"/>
          <table:table-cell table:formula="of:=INDEX([.$F$19:.$F$45]; 19; 1)" office:value-type="float" office:value="4000" calcext:value-type="float">
            <text:p>4000</text:p>
          </table:table-cell>
          <table:table-cell table:formula="of:=[.$N$24] * [.$M$45] + [.$N$25]" office:value-type="float" office:value="1.45443524944565" calcext:value-type="float">
            <text:p>1.45443524944565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INDEX([.$F$19:.$F$45]; 20; 1)" office:value-type="float" office:value="2000" calcext:value-type="float">
            <text:p>2000</text:p>
          </table:table-cell>
          <table:table-cell table:formula="of:=[.$N$24] * [.$M$46] + [.$N$25]" office:value-type="float" office:value="0.727799193659655" calcext:value-type="float">
            <text:p>0.727799193659655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INDEX([.$F$19:.$F$45]; 21; 1)" office:value-type="float" office:value="400" calcext:value-type="float">
            <text:p>400</text:p>
          </table:table-cell>
          <table:table-cell table:formula="of:=[.$N$24] * [.$M$47] + [.$N$25]" office:value-type="float" office:value="0.146490349030858" calcext:value-type="float">
            <text:p>0.146490349030858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INDEX([.$F$19:.$F$45]; 22; 1)" office:value-type="float" office:value="200" calcext:value-type="float">
            <text:p>200</text:p>
          </table:table-cell>
          <table:table-cell table:formula="of:=[.$N$24] * [.$M$48] + [.$N$25]" office:value-type="float" office:value="0.0738267434522588" calcext:value-type="float">
            <text:p>0.073826743452259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INDEX([.$F$19:.$F$45]; 23; 1)" office:value-type="float" office:value="100" calcext:value-type="float">
            <text:p>100</text:p>
          </table:table-cell>
          <table:table-cell table:formula="of:=[.$N$24] * [.$M$49] + [.$N$25]" office:value-type="float" office:value="0.037494940662959" calcext:value-type="float">
            <text:p>0.037494940662959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INDEX([.$F$19:.$F$45]; 24; 1)" office:value-type="float" office:value="66.6666666666667" calcext:value-type="float">
            <text:p>66.6666666666667</text:p>
          </table:table-cell>
          <table:table-cell table:formula="of:=[.$N$24] * [.$M$50] + [.$N$25]" office:value-type="float" office:value="0.0253843397331924" calcext:value-type="float">
            <text:p>0.025384339733192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INDEX([.$F$19:.$F$45]; 25; 1)" office:value-type="float" office:value="50" calcext:value-type="float">
            <text:p>50</text:p>
          </table:table-cell>
          <table:table-cell table:formula="of:=[.$N$24] * [.$M$51] + [.$N$25]" office:value-type="float" office:value="0.0193290392683091" calcext:value-type="float">
            <text:p>0.019329039268309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INDEX([.$F$19:.$F$45]; 26; 1)" office:value-type="float" office:value="40" calcext:value-type="float">
            <text:p>40</text:p>
          </table:table-cell>
          <table:table-cell table:formula="of:=[.$N$24] * [.$M$52] + [.$N$25]" office:value-type="float" office:value="0.0156958589893791" calcext:value-type="float">
            <text:p>0.015695858989379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INDEX([.$F$19:.$F$45]; 27; 1)" office:value-type="float" office:value="33.3333333333333" calcext:value-type="float">
            <text:p>33.3333333333333</text:p>
          </table:table-cell>
          <table:table-cell table:formula="of:=[.$N$24] * [.$M$53] + [.$N$25]" office:value-type="float" office:value="0.0132737388034258" calcext:value-type="float">
            <text:p>0.013273738803426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477.15mm" svg:height="252.09mm" svg:x="284.7mm" svg:y="8.76mm">
            <draw:object draw:notify-on-update-of-ranges="Sheet2.H34:Sheet2.H34 Sheet2.C34:Sheet2.C42 Sheet2.B34:Sheet2.B42 Sheet2.H35:Sheet2.H35 Sheet2.D34:Sheet2.D42 Sheet2.B34:Sheet2.B42 Sheet2.H36:Sheet2.H36 Sheet2.E34:Sheet2.E42 Sheet2.B34:Sheet2.B42 Sheet2.H37:Sheet2.H37 Sheet2.F34:Sheet2.F42 Sheet2.B34:Sheet2.B42 Sheet2.H4:Sheet2.H4 Sheet2.G4:Sheet2.G12 Sheet2.B4:Sheet2.B12 Sheet2.H13:Sheet2.H13 Sheet2.G13:Sheet2.G21 Sheet2.B13:Sheet2.B21 Sheet2.H22:Sheet2.H22 Sheet2.G22:Sheet2.G30 Sheet2.B22:Sheet2.B30 Sheet2.B4:Sheet2.B12 Sheet2.E4:Sheet2.E4 Sheet2.D4:Sheet2.D12 Sheet2.B13:Sheet2.B21 Sheet2.E13:Sheet2.E13 Sheet2.D13:Sheet2.D21 Sheet2.B22:Sheet2.B30 Sheet2.E22:Sheet2.E22 Sheet2.D22:Sheet2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pa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93.28" calcext:value-type="float">
            <text:p>1493.28</text:p>
          </table:table-cell>
          <table:table-cell table:formula="of:=[.$C$4]/[.C4]" office:value-type="float" office:value="1" calcext:value-type="float">
            <text:p>1</text:p>
          </table:table-cell>
          <table:table-cell office:value-type="string" calcext:value-type="string">
            <text:p>Speedup 2000</text:p>
          </table:table-cell>
          <table:table-cell office:value-type="float" office:value="1490.55" calcext:value-type="float">
            <text:p>1490.55</text:p>
          </table:table-cell>
          <table:table-cell table:formula="of:=[.$F$4]/[.F4]" office:value-type="float" office:value="1" calcext:value-type="float">
            <text:p>1</text:p>
          </table:table-cell>
          <table:table-cell office:value-type="string" calcext:value-type="string">
            <text:p>Speedup 2000 loop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20.996" calcext:value-type="float">
            <text:p>720.996</text:p>
          </table:table-cell>
          <table:table-cell table:formula="of:=[.$C$4]/[.C5]" office:value-type="float" office:value="2.07113493001348" calcext:value-type="float">
            <text:p>2.07113493001348</text:p>
          </table:table-cell>
          <table:table-cell/>
          <table:table-cell office:value-type="float" office:value="718.364" calcext:value-type="float">
            <text:p>718.364</text:p>
          </table:table-cell>
          <table:table-cell table:formula="of:=[.$F$4]/[.F5]" office:value-type="float" office:value="2.0749230195277" calcext:value-type="float">
            <text:p>2.074923019527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0.063" calcext:value-type="float">
            <text:p>130.063</text:p>
          </table:table-cell>
          <table:table-cell table:formula="of:=[.$C$4]/[.C6]" office:value-type="float" office:value="11.4812052620653" calcext:value-type="float">
            <text:p>11.4812052620653</text:p>
          </table:table-cell>
          <table:table-cell/>
          <table:table-cell office:value-type="float" office:value="127.692" calcext:value-type="float">
            <text:p>127.692</text:p>
          </table:table-cell>
          <table:table-cell table:formula="of:=[.$F$4]/[.F6]" office:value-type="float" office:value="11.6730100554459" calcext:value-type="float">
            <text:p>11.673010055445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4.2869" calcext:value-type="float">
            <text:p>74.2869</text:p>
          </table:table-cell>
          <table:table-cell table:formula="of:=[.$C$4]/[.C7]" office:value-type="float" office:value="20.1015253025769" calcext:value-type="float">
            <text:p>20.1015253025769</text:p>
          </table:table-cell>
          <table:table-cell/>
          <table:table-cell office:value-type="float" office:value="71.806" calcext:value-type="float">
            <text:p>71.806</text:p>
          </table:table-cell>
          <table:table-cell table:formula="of:=[.$F$4]/[.F7]" office:value-type="float" office:value="20.7580146505863" calcext:value-type="float">
            <text:p>20.7580146505863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9.5911" calcext:value-type="float">
            <text:p>39.5911</text:p>
          </table:table-cell>
          <table:table-cell table:formula="of:=[.$C$4]/[.C8]" office:value-type="float" office:value="37.7175678372159" calcext:value-type="float">
            <text:p>37.7175678372159</text:p>
          </table:table-cell>
          <table:table-cell/>
          <table:table-cell office:value-type="float" office:value="36.8802" calcext:value-type="float">
            <text:p>36.8802</text:p>
          </table:table-cell>
          <table:table-cell table:formula="of:=[.$F$4]/[.F8]" office:value-type="float" office:value="40.4159955748613" calcext:value-type="float">
            <text:p>40.4159955748613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.4361" calcext:value-type="float">
            <text:p>29.4361</text:p>
          </table:table-cell>
          <table:table-cell table:formula="of:=[.$C$4]/[.C9]" office:value-type="float" office:value="50.7295463733307" calcext:value-type="float">
            <text:p>50.7295463733307</text:p>
          </table:table-cell>
          <table:table-cell/>
          <table:table-cell office:value-type="float" office:value="26.413" calcext:value-type="float">
            <text:p>26.413</text:p>
          </table:table-cell>
          <table:table-cell table:formula="of:=[.$F$4]/[.F9]" office:value-type="float" office:value="56.4324385719153" calcext:value-type="float">
            <text:p>56.4324385719153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2.4701" calcext:value-type="float">
            <text:p>22.4701</text:p>
          </table:table-cell>
          <table:table-cell table:formula="of:=[.$C$4]/[.C10]" office:value-type="float" office:value="66.4563130560167" calcext:value-type="float">
            <text:p>66.4563130560167</text:p>
          </table:table-cell>
          <table:table-cell/>
          <table:table-cell office:value-type="float" office:value="19.5576" calcext:value-type="float">
            <text:p>19.5576</text:p>
          </table:table-cell>
          <table:table-cell table:formula="of:=[.$F$4]/[.F10]" office:value-type="float" office:value="76.2133390600074" calcext:value-type="float">
            <text:p>76.213339060007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9.0033" calcext:value-type="float">
            <text:p>19.0033</text:p>
          </table:table-cell>
          <table:table-cell table:formula="of:=[.$C$4]/[.C11]" office:value-type="float" office:value="78.5800360989933" calcext:value-type="float">
            <text:p>78.5800360989933</text:p>
          </table:table-cell>
          <table:table-cell/>
          <table:table-cell office:value-type="float" office:value="16.0662" calcext:value-type="float">
            <text:p>16.0662</text:p>
          </table:table-cell>
          <table:table-cell table:formula="of:=[.$F$4]/[.F11]" office:value-type="float" office:value="92.7755163013034" calcext:value-type="float">
            <text:p>92.7755163013034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6.6479" calcext:value-type="float">
            <text:p>16.6479</text:p>
          </table:table-cell>
          <table:table-cell table:formula="of:=[.$C$4]/[.C12]" office:value-type="float" office:value="89.6977997224875" calcext:value-type="float">
            <text:p>89.6977997224875</text:p>
          </table:table-cell>
          <table:table-cell/>
          <table:table-cell office:value-type="float" office:value="13.6203" calcext:value-type="float">
            <text:p>13.6203</text:p>
          </table:table-cell>
          <table:table-cell table:formula="of:=[.$F$4]/[.F12]" office:value-type="float" office:value="109.435915508469" calcext:value-type="float">
            <text:p>109.43591550846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53.38" calcext:value-type="float">
            <text:p>3353.38</text:p>
          </table:table-cell>
          <table:table-cell table:formula="of:=[.$C$13]/[.C13]" office:value-type="float" office:value="1" calcext:value-type="float">
            <text:p>1</text:p>
          </table:table-cell>
          <table:table-cell office:value-type="string" calcext:value-type="string">
            <text:p>Speedup 3000</text:p>
          </table:table-cell>
          <table:table-cell office:value-type="float" office:value="3347.53" calcext:value-type="float">
            <text:p>3347.53</text:p>
          </table:table-cell>
          <table:table-cell table:formula="of:=[.$F$13]/[.F13]" office:value-type="float" office:value="1" calcext:value-type="float">
            <text:p>1</text:p>
          </table:table-cell>
          <table:table-cell office:value-type="string" calcext:value-type="string">
            <text:p>Speedup 3000 loop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31.92" calcext:value-type="float">
            <text:p>1631.92</text:p>
          </table:table-cell>
          <table:table-cell table:formula="of:=[.$C$13]/[.C14]" office:value-type="float" office:value="2.05486788568067" calcext:value-type="float">
            <text:p>2.05486788568067</text:p>
          </table:table-cell>
          <table:table-cell/>
          <table:table-cell office:value-type="float" office:value="1625.79" calcext:value-type="float">
            <text:p>1625.79</text:p>
          </table:table-cell>
          <table:table-cell table:formula="of:=[.$F$13]/[.F14]" office:value-type="float" office:value="2.05901746227988" calcext:value-type="float">
            <text:p>2.0590174622798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2.791" calcext:value-type="float">
            <text:p>302.791</text:p>
          </table:table-cell>
          <table:table-cell table:formula="of:=[.$C$13]/[.C15]" office:value-type="float" office:value="11.0748998484103" calcext:value-type="float">
            <text:p>11.0748998484103</text:p>
          </table:table-cell>
          <table:table-cell/>
          <table:table-cell office:value-type="float" office:value="297.738" calcext:value-type="float">
            <text:p>297.738</text:p>
          </table:table-cell>
          <table:table-cell table:formula="of:=[.$F$13]/[.F15]" office:value-type="float" office:value="11.2432071149803" calcext:value-type="float">
            <text:p>11.243207114980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3.232" calcext:value-type="float">
            <text:p>173.232</text:p>
          </table:table-cell>
          <table:table-cell table:formula="of:=[.$C$13]/[.C16]" office:value-type="float" office:value="19.3577399094855" calcext:value-type="float">
            <text:p>19.3577399094855</text:p>
          </table:table-cell>
          <table:table-cell/>
          <table:table-cell office:value-type="float" office:value="167.581" calcext:value-type="float">
            <text:p>167.581</text:p>
          </table:table-cell>
          <table:table-cell table:formula="of:=[.$F$13]/[.F16]" office:value-type="float" office:value="19.975593891909" calcext:value-type="float">
            <text:p>19.97559389190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2.0058" calcext:value-type="float">
            <text:p>92.0058</text:p>
          </table:table-cell>
          <table:table-cell table:formula="of:=[.$C$13]/[.C17]" office:value-type="float" office:value="36.447484832478" calcext:value-type="float">
            <text:p>36.447484832478</text:p>
          </table:table-cell>
          <table:table-cell/>
          <table:table-cell office:value-type="float" office:value="86.253" calcext:value-type="float">
            <text:p>86.253</text:p>
          </table:table-cell>
          <table:table-cell table:formula="of:=[.$F$13]/[.F17]" office:value-type="float" office:value="38.8105920953474" calcext:value-type="float">
            <text:p>38.8105920953474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3.2842" calcext:value-type="float">
            <text:p>63.2842</text:p>
          </table:table-cell>
          <table:table-cell table:formula="of:=[.$C$13]/[.C18]" office:value-type="float" office:value="52.9892137373942" calcext:value-type="float">
            <text:p>52.9892137373942</text:p>
          </table:table-cell>
          <table:table-cell/>
          <table:table-cell office:value-type="float" office:value="57.1772" calcext:value-type="float">
            <text:p>57.1772</text:p>
          </table:table-cell>
          <table:table-cell table:formula="of:=[.$F$13]/[.F18]" office:value-type="float" office:value="58.5465885003113" calcext:value-type="float">
            <text:p>58.5465885003113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9.5435" calcext:value-type="float">
            <text:p>49.5435</text:p>
          </table:table-cell>
          <table:table-cell table:formula="of:=[.$C$13]/[.C19]" office:value-type="float" office:value="67.6855692472272" calcext:value-type="float">
            <text:p>67.6855692472272</text:p>
          </table:table-cell>
          <table:table-cell/>
          <table:table-cell office:value-type="float" office:value="43.697" calcext:value-type="float">
            <text:p>43.697</text:p>
          </table:table-cell>
          <table:table-cell table:formula="of:=[.$F$13]/[.F19]" office:value-type="float" office:value="76.6077762775477" calcext:value-type="float">
            <text:p>76.6077762775477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1.6588" calcext:value-type="float">
            <text:p>41.6588</text:p>
          </table:table-cell>
          <table:table-cell table:formula="of:=[.$C$13]/[.C20]" office:value-type="float" office:value="80.4963177047827" calcext:value-type="float">
            <text:p>80.4963177047827</text:p>
          </table:table-cell>
          <table:table-cell/>
          <table:table-cell office:value-type="float" office:value="35.3686" calcext:value-type="float">
            <text:p>35.3686</text:p>
          </table:table-cell>
          <table:table-cell table:formula="of:=[.$F$13]/[.F20]" office:value-type="float" office:value="94.6469467267576" calcext:value-type="float">
            <text:p>94.6469467267576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6.5544" calcext:value-type="float">
            <text:p>36.5544</text:p>
          </table:table-cell>
          <table:table-cell table:formula="of:=[.$C$13]/[.C21]" office:value-type="float" office:value="91.7366992756002" calcext:value-type="float">
            <text:p>91.7366992756002</text:p>
          </table:table-cell>
          <table:table-cell/>
          <table:table-cell office:value-type="float" office:value="30.541" calcext:value-type="float">
            <text:p>30.541</text:p>
          </table:table-cell>
          <table:table-cell table:formula="of:=[.$F$13]/[.F21]" office:value-type="float" office:value="109.607740414525" calcext:value-type="float">
            <text:p>109.60774041452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28.97" calcext:value-type="float">
            <text:p>5828.97</text:p>
          </table:table-cell>
          <table:table-cell table:formula="of:=[.$C$22]/[.C22]" office:value-type="float" office:value="1" calcext:value-type="float">
            <text:p>1</text:p>
          </table:table-cell>
          <table:table-cell office:value-type="string" calcext:value-type="string">
            <text:p>Speedup 4000</text:p>
          </table:table-cell>
          <table:table-cell office:value-type="float" office:value="5818.64" calcext:value-type="float">
            <text:p>5818.64</text:p>
          </table:table-cell>
          <table:table-cell table:formula="of:=[.$F$22]/[.F22]" office:value-type="float" office:value="1" calcext:value-type="float">
            <text:p>1</text:p>
          </table:table-cell>
          <table:table-cell office:value-type="string" calcext:value-type="string">
            <text:p>Speedup 4000 loop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69.38" calcext:value-type="float">
            <text:p>2669.38</text:p>
          </table:table-cell>
          <table:table-cell table:formula="of:=[.$C$22]/[.C23]" office:value-type="float" office:value="2.18364189437248" calcext:value-type="float">
            <text:p>2.18364189437248</text:p>
          </table:table-cell>
          <table:table-cell/>
          <table:table-cell office:value-type="float" office:value="2661.95" calcext:value-type="float">
            <text:p>2661.95</text:p>
          </table:table-cell>
          <table:table-cell table:formula="of:=[.$F$22]/[.F23]" office:value-type="float" office:value="2.18585623321249" calcext:value-type="float">
            <text:p>2.1858562332124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2.044" calcext:value-type="float">
            <text:p>602.044</text:p>
          </table:table-cell>
          <table:table-cell table:formula="of:=[.$C$22]/[.C24]" office:value-type="float" office:value="9.68196676654862" calcext:value-type="float">
            <text:p>9.68196676654862</text:p>
          </table:table-cell>
          <table:table-cell/>
          <table:table-cell office:value-type="float" office:value="593.096" calcext:value-type="float">
            <text:p>593.096</text:p>
          </table:table-cell>
          <table:table-cell table:formula="of:=[.$F$22]/[.F24]" office:value-type="float" office:value="9.81062087756451" calcext:value-type="float">
            <text:p>9.8106208775645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4.306" calcext:value-type="float">
            <text:p>304.306</text:p>
          </table:table-cell>
          <table:table-cell table:formula="of:=[.$C$22]/[.C25]" office:value-type="float" office:value="19.1549624391238" calcext:value-type="float">
            <text:p>19.1549624391238</text:p>
          </table:table-cell>
          <table:table-cell/>
          <table:table-cell office:value-type="float" office:value="295.432" calcext:value-type="float">
            <text:p>295.432</text:p>
          </table:table-cell>
          <table:table-cell table:formula="of:=[.$F$22]/[.F25]" office:value-type="float" office:value="19.6953613691137" calcext:value-type="float">
            <text:p>19.695361369113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62.637" calcext:value-type="float">
            <text:p>162.637</text:p>
          </table:table-cell>
          <table:table-cell table:formula="of:=[.$C$22]/[.C26]" office:value-type="float" office:value="35.8403684278485" calcext:value-type="float">
            <text:p>35.8403684278485</text:p>
          </table:table-cell>
          <table:table-cell/>
          <table:table-cell office:value-type="float" office:value="152.95" calcext:value-type="float">
            <text:p>152.95</text:p>
          </table:table-cell>
          <table:table-cell table:formula="of:=[.$F$22]/[.F26]" office:value-type="float" office:value="38.042759071592" calcext:value-type="float">
            <text:p>38.04275907159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12.878" calcext:value-type="float">
            <text:p>112.878</text:p>
          </table:table-cell>
          <table:table-cell table:formula="of:=[.$C$22]/[.C27]" office:value-type="float" office:value="51.6395577526179" calcext:value-type="float">
            <text:p>51.6395577526179</text:p>
          </table:table-cell>
          <table:table-cell/>
          <table:table-cell office:value-type="float" office:value="103.96" calcext:value-type="float">
            <text:p>103.96</text:p>
          </table:table-cell>
          <table:table-cell table:formula="of:=[.$F$22]/[.F27]" office:value-type="float" office:value="55.9699884570989" calcext:value-type="float">
            <text:p>55.9699884570989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9.8998" calcext:value-type="float">
            <text:p>89.8998</text:p>
          </table:table-cell>
          <table:table-cell table:formula="of:=[.$C$22]/[.C28]" office:value-type="float" office:value="64.8385202191774" calcext:value-type="float">
            <text:p>64.8385202191774</text:p>
          </table:table-cell>
          <table:table-cell/>
          <table:table-cell office:value-type="float" office:value="80.3897" calcext:value-type="float">
            <text:p>80.3897</text:p>
          </table:table-cell>
          <table:table-cell table:formula="of:=[.$F$22]/[.F28]" office:value-type="float" office:value="72.3804168942041" calcext:value-type="float">
            <text:p>72.3804168942041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3.7928" calcext:value-type="float">
            <text:p>73.7928</text:p>
          </table:table-cell>
          <table:table-cell table:formula="of:=[.$C$22]/[.C29]" office:value-type="float" office:value="78.9910397762383" calcext:value-type="float">
            <text:p>78.9910397762383</text:p>
          </table:table-cell>
          <table:table-cell/>
          <table:table-cell office:value-type="float" office:value="64.2113" calcext:value-type="float">
            <text:p>64.2113</text:p>
          </table:table-cell>
          <table:table-cell table:formula="of:=[.$F$22]/[.F29]" office:value-type="float" office:value="90.6170720729841" calcext:value-type="float">
            <text:p>90.6170720729841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0.3538" calcext:value-type="float">
            <text:p>60.3538</text:p>
          </table:table-cell>
          <table:table-cell table:formula="of:=[.$C$22]/[.C30]" office:value-type="float" office:value="96.5799999337241" calcext:value-type="float">
            <text:p>96.5799999337241</text:p>
          </table:table-cell>
          <table:table-cell/>
          <table:table-cell office:value-type="float" office:value="51.3374" calcext:value-type="float">
            <text:p>51.3374</text:p>
          </table:table-cell>
          <table:table-cell table:formula="of:=[.$F$22]/[.F30]" office:value-type="float" office:value="113.341150895838" calcext:value-type="float">
            <text:p>113.34115089583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81627184593" calcext:value-type="float">
            <text:p>0.001781627184593</text:p>
          </table:table-cell>
          <table:table-cell office:value-type="float" office:value="0.001567270604976" calcext:value-type="float">
            <text:p>0.001567270604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[.C$32]+((1-[.C$32])/[.$B34]))" office:value-type="float" office:value="1" calcext:value-type="float">
            <text:p>1</text:p>
          </table:table-cell>
          <table:table-cell table:formula="of:=1/([.D$32]+((1-[.D$32])/[.$B34]))" office:value-type="float" office:value="1" calcext:value-type="float">
            <text:p>1</text:p>
          </table:table-cell>
          <table:table-cell table:formula="of:=1/([.E$32]+((1-[.E$32])/[.$B34]))" office:value-type="float" office:value="1" calcext:value-type="float">
            <text:p>1</text:p>
          </table:table-cell>
          <table:table-cell table:formula="of:=1/([.F$32]+((1-[.F$32])/[.$B34]))" office:value-type="float" office:value="1" calcext:value-type="float">
            <text:p>1</text:p>
          </table:table-cell>
          <table:table-cell table:formula="of:=1/([.G$32]+((1-[.G$32])/[.$B34]))" office:value-type="float" office:value="1" calcext:value-type="float">
            <text:p>1</text:p>
          </table:table-cell>
          <table:table-cell office:value-type="string" calcext:value-type="string">
            <text:p>Theoretical Speedup <text:span text:style-name="T2">ɣ=0.1</text:span>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[.C$32]+((1-[.C$32])/[.$B35]))" office:value-type="float" office:value="1.81818181818182" calcext:value-type="float">
            <text:p>1.81818181818182</text:p>
          </table:table-cell>
          <table:table-cell table:formula="of:=1/([.D$32]+((1-[.D$32])/[.$B35]))" office:value-type="float" office:value="1.9047619047619" calcext:value-type="float">
            <text:p>1.9047619047619</text:p>
          </table:table-cell>
          <table:table-cell table:formula="of:=1/([.E$32]+((1-[.E$32])/[.$B35]))" office:value-type="float" office:value="1.99644308273131" calcext:value-type="float">
            <text:p>1.99644308273131</text:p>
          </table:table-cell>
          <table:table-cell table:formula="of:=1/([.F$32]+((1-[.F$32])/[.$B35]))" office:value-type="float" office:value="1.9968703637769" calcext:value-type="float">
            <text:p>1.9968703637769</text:p>
          </table:table-cell>
          <table:table-cell table:formula="of:=1/([.G$32]+((1-[.G$32])/[.$B35]))" office:value-type="float" office:value="2" calcext:value-type="float">
            <text:p>2</text:p>
          </table:table-cell>
          <table:table-cell office:value-type="string" calcext:value-type="string">
            <text:p><text:span text:style-name="T3">Theoretical </text:span>Speedup <text:span text:style-name="T2">ɣ=0.05</text:span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[.C$32]+((1-[.C$32])/[.$B36]))" office:value-type="float" office:value="5.26315789473684" calcext:value-type="float">
            <text:p>5.26315789473684</text:p>
          </table:table-cell>
          <table:table-cell table:formula="of:=1/([.D$32]+((1-[.D$32])/[.$B36]))" office:value-type="float" office:value="6.89655172413793" calcext:value-type="float">
            <text:p>6.89655172413793</text:p>
          </table:table-cell>
          <table:table-cell table:formula="of:=1/([.E$32]+((1-[.E$32])/[.$B36]))" office:value-type="float" office:value="9.8421840756554" calcext:value-type="float">
            <text:p>9.8421840756554</text:p>
          </table:table-cell>
          <table:table-cell table:formula="of:=1/([.F$32]+((1-[.F$32])/[.$B36]))" office:value-type="float" office:value="9.86090760435972" calcext:value-type="float">
            <text:p>9.86090760435972</text:p>
          </table:table-cell>
          <table:table-cell table:formula="of:=1/([.G$32]+((1-[.G$32])/[.$B36]))" office:value-type="float" office:value="10" calcext:value-type="float">
            <text:p>10</text:p>
          </table:table-cell>
          <table:table-cell office:value-type="string" calcext:value-type="string">
            <text:p><text:span text:style-name="T3">Theoretical </text:span>Speedup <text:span text:style-name="T2">ɣ=0.00178163 (total execution time)</text:span>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[.C$32]+((1-[.C$32])/[.$B37]))" office:value-type="float" office:value="6.89655172413793" calcext:value-type="float">
            <text:p>6.89655172413793</text:p>
          </table:table-cell>
          <table:table-cell table:formula="of:=1/([.D$32]+((1-[.D$32])/[.$B37]))" office:value-type="float" office:value="10.2564102564103" calcext:value-type="float">
            <text:p>10.2564102564103</text:p>
          </table:table-cell>
          <table:table-cell table:formula="of:=1/([.E$32]+((1-[.E$32])/[.$B37]))" office:value-type="float" office:value="19.3451489771537" calcext:value-type="float">
            <text:p>19.3451489771537</text:p>
          </table:table-cell>
          <table:table-cell table:formula="of:=1/([.F$32]+((1-[.F$32])/[.$B37]))" office:value-type="float" office:value="19.4216590876298" calcext:value-type="float">
            <text:p>19.4216590876298</text:p>
          </table:table-cell>
          <table:table-cell table:formula="of:=1/([.G$32]+((1-[.G$32])/[.$B37]))" office:value-type="float" office:value="20" calcext:value-type="float">
            <text:p>20</text:p>
          </table:table-cell>
          <table:table-cell office:value-type="string" calcext:value-type="string">
            <text:p><text:span text:style-name="T3">Theoretical </text:span>Speedup <text:span text:style-name="T2">ɣ=0.00156727 (write time)</text:span>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1/([.C$32]+((1-[.C$32])/[.$B38]))" office:value-type="float" office:value="8.16326530612245" calcext:value-type="float">
            <text:p>8.16326530612245</text:p>
          </table:table-cell>
          <table:table-cell table:formula="of:=1/([.D$32]+((1-[.D$32])/[.$B38]))" office:value-type="float" office:value="13.5593220338983" calcext:value-type="float">
            <text:p>13.5593220338983</text:p>
          </table:table-cell>
          <table:table-cell table:formula="of:=1/([.E$32]+((1-[.E$32])/[.$B38]))" office:value-type="float" office:value="37.4012329209396" calcext:value-type="float">
            <text:p>37.4012329209396</text:p>
          </table:table-cell>
          <table:table-cell table:formula="of:=1/([.F$32]+((1-[.F$32])/[.$B38]))" office:value-type="float" office:value="37.6958930602554" calcext:value-type="float">
            <text:p>37.6958930602554</text:p>
          </table:table-cell>
          <table:table-cell table:formula="of:=1/([.G$32]+((1-[.G$32])/[.$B38]))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1/([.C$32]+((1-[.C$32])/[.$B39]))" office:value-type="float" office:value="8.69565217391304" calcext:value-type="float">
            <text:p>8.69565217391304</text:p>
          </table:table-cell>
          <table:table-cell table:formula="of:=1/([.D$32]+((1-[.D$32])/[.$B39]))" office:value-type="float" office:value="15.1898734177215" calcext:value-type="float">
            <text:p>15.1898734177215</text:p>
          </table:table-cell>
          <table:table-cell table:formula="of:=1/([.E$32]+((1-[.E$32])/[.$B39]))" office:value-type="float" office:value="54.2929428121092" calcext:value-type="float">
            <text:p>54.2929428121092</text:p>
          </table:table-cell>
          <table:table-cell table:formula="of:=1/([.F$32]+((1-[.F$32])/[.$B39]))" office:value-type="float" office:value="54.9214686038311" calcext:value-type="float">
            <text:p>54.9214686038311</text:p>
          </table:table-cell>
          <table:table-cell table:formula="of:=1/([.G$32]+((1-[.G$32])/[.$B39])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1/([.C$32]+((1-[.C$32])/[.$B40]))" office:value-type="float" office:value="8.98876404494382" calcext:value-type="float">
            <text:p>8.98876404494382</text:p>
          </table:table-cell>
          <table:table-cell table:formula="of:=1/([.D$32]+((1-[.D$32])/[.$B40]))" office:value-type="float" office:value="16.1616161616162" calcext:value-type="float">
            <text:p>16.1616161616162</text:p>
          </table:table-cell>
          <table:table-cell table:formula="of:=1/([.E$32]+((1-[.E$32])/[.$B40]))" office:value-type="float" office:value="70.1293901881475" calcext:value-type="float">
            <text:p>70.1293901881475</text:p>
          </table:table-cell>
          <table:table-cell table:formula="of:=1/([.F$32]+((1-[.F$32])/[.$B40]))" office:value-type="float" office:value="71.1861332092052" calcext:value-type="float">
            <text:p>71.1861332092052</text:p>
          </table:table-cell>
          <table:table-cell table:formula="of:=1/([.G$32]+((1-[.G$32])/[.$B40]))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/([.C$32]+((1-[.C$32])/[.$B41]))" office:value-type="float" office:value="9.1743119266055" calcext:value-type="float">
            <text:p>9.1743119266055</text:p>
          </table:table-cell>
          <table:table-cell table:formula="of:=1/([.D$32]+((1-[.D$32])/[.$B41]))" office:value-type="float" office:value="16.8067226890756" calcext:value-type="float">
            <text:p>16.8067226890756</text:p>
          </table:table-cell>
          <table:table-cell table:formula="of:=1/([.E$32]+((1-[.E$32])/[.$B41]))" office:value-type="float" office:value="85.0064666473359" calcext:value-type="float">
            <text:p>85.0064666473359</text:p>
          </table:table-cell>
          <table:table-cell table:formula="of:=1/([.F$32]+((1-[.F$32])/[.$B41]))" office:value-type="float" office:value="86.5681102086278" calcext:value-type="float">
            <text:p>86.5681102086278</text:p>
          </table:table-cell>
          <table:table-cell table:formula="of:=1/([.G$32]+((1-[.G$32])/[.$B41]))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1/([.C$32]+((1-[.C$32])/[.$B42]))" office:value-type="float" office:value="9.30232558139535" calcext:value-type="float">
            <text:p>9.30232558139535</text:p>
          </table:table-cell>
          <table:table-cell table:formula="of:=1/([.D$32]+((1-[.D$32])/[.$B42]))" office:value-type="float" office:value="17.2661870503597" calcext:value-type="float">
            <text:p>17.2661870503597</text:p>
          </table:table-cell>
          <table:table-cell table:formula="of:=1/([.E$32]+((1-[.E$32])/[.$B42]))" office:value-type="float" office:value="99.0087871439748" calcext:value-type="float">
            <text:p>99.0087871439748</text:p>
          </table:table-cell>
          <table:table-cell table:formula="of:=1/([.F$32]+((1-[.F$32])/[.$B42]))" office:value-type="float" office:value="101.13735683461" calcext:value-type="float">
            <text:p>101.13735683461</text:p>
          </table:table-cell>
          <table:table-cell table:formula="of:=1/([.G$32]+((1-[.G$32])/[.$B42]))" office:value-type="float" office:value="120" calcext:value-type="float">
            <text:p>1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CH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loext:min-decimal-places="0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6:21:52.301256686</meta:creation-date>
    <dc:date>2018-12-19T14:29:58.259684348</dc:date>
    <meta:editing-duration>PT10H41M4S</meta:editing-duration>
    <meta:editing-cycles>3</meta:editing-cycles>
    <meta:generator>LibreOffice/6.1.3.2$Linux_X86_64 LibreOffice_project/10$Build-2</meta:generator>
    <meta:document-statistic meta:table-count="2" meta:cell-count="5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adcf7" draw:fill-color="#aadcf7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e327ff" draw:fill-color="#e327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369a3" draw:fill-color="#0369a3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2cee0e" draw:fill-color="#2cee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7.716cm" svg:height="25.21cm" xlink:href=".." xlink:type="simple" chart:class="chart:scatter" chart:style-name="ch1">
        <chart:title svg:x="22.783cm" svg:y="0.64cm" chart:style-name="ch2">
          <text:p>Speedup</text:p>
        </chart:title>
        <chart:legend chart:legend-position="end" svg:x="36.371cm" svg:y="10.065cm" style:legend-expansion="high" chart:style-name="ch3"/>
        <chart:plot-area chart:style-name="ch4" table:cell-range-address="Sheet2.B34:Sheet2.F42 Sheet2.H34:Sheet2.H37 Sheet2.H4:Sheet2.H4 Sheet2.G4:Sheet2.G30 Sheet2.H13:Sheet2.H13 Sheet2.H22:Sheet2.H22 Sheet2.E4:Sheet2.E4 Sheet2.D4:Sheet2.D30 Sheet2.E13:Sheet2.E13 Sheet2.E22:Sheet2.E22" chart:data-source-has-labels="row" svg:x="1.965cm" svg:y="1.949cm" svg:width="33.452cm" svg:height="21.776cm">
          <chartooo:coordinate-region svg:x="2.639cm" svg:y="2.148cm" svg:width="32.247cm" svg:height="20.93cm"/>
          <chart:axis chart:dimension="x" chart:name="primary-x" chart:style-name="ch5">
            <chart:title svg:x="17.919cm" svg:y="24.229cm" chart:style-name="ch6">
              <text:p>Speedup</text:p>
            </chart:title>
          </chart:axis>
          <chart:axis chart:dimension="y" chart:name="primary-y" chart:style-name="ch7">
            <chart:title svg:x="0.451cm" svg:y="14.111cm" chart:style-name="ch8">
              <text:p>Number of CPU</text:p>
            </chart:title>
            <chart:grid chart:style-name="ch9" chart:class="major"/>
          </chart:axis>
          <chart:series chart:style-name="ch10" chart:values-cell-range-address="Sheet2.C34:Sheet2.C42" chart:label-cell-address="Sheet2.H34:Sheet2.H34" chart:class="chart:scatter">
            <chart:domain table:cell-range-address="Sheet2.B34:Sheet2.B42"/>
            <chart:data-point chart:repeated="9"/>
          </chart:series>
          <chart:series chart:style-name="ch11" chart:values-cell-range-address="Sheet2.D34:Sheet2.D42" chart:label-cell-address="Sheet2.H35:Sheet2.H35" chart:class="chart:scatter">
            <chart:data-point chart:repeated="9"/>
          </chart:series>
          <chart:series chart:style-name="ch12" chart:values-cell-range-address="Sheet2.E34:Sheet2.E42" chart:label-cell-address="Sheet2.H36:Sheet2.H36" chart:class="chart:scatter">
            <chart:data-point chart:repeated="9"/>
          </chart:series>
          <chart:series chart:style-name="ch13" chart:values-cell-range-address="Sheet2.F34:Sheet2.F42" chart:label-cell-address="Sheet2.H37:Sheet2.H37" chart:class="chart:scatter">
            <chart:data-point chart:repeated="9"/>
          </chart:series>
          <chart:series chart:style-name="ch14" chart:values-cell-range-address="Sheet2.G4:Sheet2.G12" chart:label-cell-address="Sheet2.H4:Sheet2.H4" chart:class="chart:scatter">
            <chart:domain table:cell-range-address="Sheet2.B4:Sheet2.B12"/>
            <chart:data-point chart:repeated="9"/>
          </chart:series>
          <chart:series chart:style-name="ch15" chart:values-cell-range-address="Sheet2.G13:Sheet2.G21" chart:label-cell-address="Sheet2.H13:Sheet2.H13" chart:class="chart:scatter">
            <chart:domain table:cell-range-address="Sheet2.B13:Sheet2.B21"/>
            <chart:data-point chart:repeated="9"/>
          </chart:series>
          <chart:series chart:style-name="ch16" chart:values-cell-range-address="Sheet2.G22:Sheet2.G30" chart:label-cell-address="Sheet2.H22:Sheet2.H22" chart:class="chart:scatter">
            <chart:domain table:cell-range-address="Sheet2.B22:Sheet2.B30"/>
            <chart:data-point chart:repeated="9"/>
          </chart:series>
          <chart:series chart:style-name="ch17" chart:values-cell-range-address="Sheet2.D4:Sheet2.D12" chart:label-cell-address="Sheet2.E4:Sheet2.E4" chart:class="chart:scatter">
            <chart:domain table:cell-range-address="Sheet2.B4:Sheet2.B12"/>
            <chart:data-point chart:repeated="9"/>
          </chart:series>
          <chart:series chart:style-name="ch18" chart:values-cell-range-address="Sheet2.D13:Sheet2.D21" chart:label-cell-address="Sheet2.E13:Sheet2.E13" chart:class="chart:scatter">
            <chart:domain table:cell-range-address="Sheet2.B13:Sheet2.B21"/>
            <chart:data-point chart:repeated="9"/>
          </chart:series>
          <chart:series chart:style-name="ch19" chart:values-cell-range-address="Sheet2.D22:Sheet2.D30" chart:label-cell-address="Sheet2.E22:Sheet2.E22" chart:class="chart:scatter">
            <chart:domain table:cell-range-address="Sheet2.B22:Sheet2.B30"/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eoretical Speedup ɣ=0.1</text:p>
                <draw:g>
                  <svg:desc>Sheet2.H34:Sheet2.H34</svg:desc>
                </draw:g>
              </table:table-cell>
              <table:table-cell office:value-type="string">
                <text:p>Theoretical Speedup ɣ=0.05</text:p>
                <draw:g>
                  <svg:desc>Sheet2.H35:Sheet2.H35</svg:desc>
                </draw:g>
              </table:table-cell>
              <table:table-cell office:value-type="string">
                <text:p>Theoretical Speedup ɣ=0.00178163 (total execution time)</text:p>
                <draw:g>
                  <svg:desc>Sheet2.H36:Sheet2.H36</svg:desc>
                </draw:g>
              </table:table-cell>
              <table:table-cell office:value-type="string">
                <text:p>Theoretical Speedup ɣ=0.00156727 (write time)</text:p>
                <draw:g>
                  <svg:desc>Sheet2.H37:Sheet2.H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peedup 2000 loop</text:p>
                <draw:g>
                  <svg:desc>Sheet2.H4:Sheet2.H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peedup 3000 loop</text:p>
                <draw:g>
                  <svg:desc>Sheet2.H13:Sheet2.H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peedup 4000 loop</text:p>
                <draw:g>
                  <svg:desc>Sheet2.H22:Sheet2.H2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peedup 2000</text:p>
                <draw:g>
                  <svg:desc>Sheet2.E4:Sheet2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peedup 3000</text:p>
                <draw:g>
                  <svg:desc>Sheet2.E13:Sheet2.E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peedup 4000</text:p>
                <draw:g>
                  <svg:desc>Sheet2.E22:Sheet2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34:Sheet2.B42</svg:desc>
                </draw:g>
              </table:table-cell>
              <table:table-cell office:value-type="float" office:value="1">
                <text:p>1</text:p>
                <draw:g>
                  <svg:desc>Sheet2.C34:Sheet2.C42</svg:desc>
                </draw:g>
              </table:table-cell>
              <table:table-cell office:value-type="float" office:value="1">
                <text:p>1</text:p>
                <draw:g>
                  <svg:desc>Sheet2.D34:Sheet2.D42</svg:desc>
                </draw:g>
              </table:table-cell>
              <table:table-cell office:value-type="float" office:value="1">
                <text:p>1</text:p>
                <draw:g>
                  <svg:desc>Sheet2.E34:Sheet2.E42</svg:desc>
                </draw:g>
              </table:table-cell>
              <table:table-cell office:value-type="float" office:value="1">
                <text:p>1</text:p>
                <draw:g>
                  <svg:desc>Sheet2.F34:Sheet2.F42</svg:desc>
                </draw:g>
              </table:table-cell>
              <table:table-cell office:value-type="float" office:value="1">
                <text:p>1</text:p>
                <draw:g>
                  <svg:desc>Sheet2.B4:Sheet2.B12</svg:desc>
                </draw:g>
              </table:table-cell>
              <table:table-cell office:value-type="float" office:value="1">
                <text:p>1</text:p>
                <draw:g>
                  <svg:desc>Sheet2.G4:Sheet2.G12</svg:desc>
                </draw:g>
              </table:table-cell>
              <table:table-cell office:value-type="float" office:value="1">
                <text:p>1</text:p>
                <draw:g>
                  <svg:desc>Sheet2.B13:Sheet2.B21</svg:desc>
                </draw:g>
              </table:table-cell>
              <table:table-cell office:value-type="float" office:value="1">
                <text:p>1</text:p>
                <draw:g>
                  <svg:desc>Sheet2.G13:Sheet2.G21</svg:desc>
                </draw:g>
              </table:table-cell>
              <table:table-cell office:value-type="float" office:value="1">
                <text:p>1</text:p>
                <draw:g>
                  <svg:desc>Sheet2.B22:Sheet2.B30</svg:desc>
                </draw:g>
              </table:table-cell>
              <table:table-cell office:value-type="float" office:value="1">
                <text:p>1</text:p>
                <draw:g>
                  <svg:desc>Sheet2.G22:Sheet2.G30</svg:desc>
                </draw:g>
              </table:table-cell>
              <table:table-cell office:value-type="float" office:value="1">
                <text:p>1</text:p>
                <draw:g>
                  <svg:desc>Sheet2.B4:Sheet2.B12</svg:desc>
                </draw:g>
              </table:table-cell>
              <table:table-cell office:value-type="float" office:value="1">
                <text:p>1</text:p>
                <draw:g>
                  <svg:desc>Sheet2.D4:Sheet2.D12</svg:desc>
                </draw:g>
              </table:table-cell>
              <table:table-cell office:value-type="float" office:value="1">
                <text:p>1</text:p>
                <draw:g>
                  <svg:desc>Sheet2.B13:Sheet2.B21</svg:desc>
                </draw:g>
              </table:table-cell>
              <table:table-cell office:value-type="float" office:value="1">
                <text:p>1</text:p>
                <draw:g>
                  <svg:desc>Sheet2.D13:Sheet2.D21</svg:desc>
                </draw:g>
              </table:table-cell>
              <table:table-cell office:value-type="float" office:value="1">
                <text:p>1</text:p>
                <draw:g>
                  <svg:desc>Sheet2.B22:Sheet2.B30</svg:desc>
                </draw:g>
              </table:table-cell>
              <table:table-cell office:value-type="float" office:value="1">
                <text:p>1</text:p>
                <draw:g>
                  <svg:desc>Sheet2.D22:Sheet2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.9047619047619">
                <text:p>1.9047619047619</text:p>
              </table:table-cell>
              <table:table-cell office:value-type="float" office:value="1.99644308273131">
                <text:p>1.99644308273131</text:p>
              </table:table-cell>
              <table:table-cell office:value-type="float" office:value="1.9968703637769">
                <text:p>1.9968703637769</text:p>
              </table:table-cell>
              <table:table-cell office:value-type="float" office:value="2">
                <text:p>2</text:p>
              </table:table-cell>
              <table:table-cell office:value-type="float" office:value="2.0749230195277">
                <text:p>2.0749230195277</text:p>
              </table:table-cell>
              <table:table-cell office:value-type="float" office:value="2">
                <text:p>2</text:p>
              </table:table-cell>
              <table:table-cell office:value-type="float" office:value="2.05901746227988">
                <text:p>2.05901746227988</text:p>
              </table:table-cell>
              <table:table-cell office:value-type="float" office:value="2">
                <text:p>2</text:p>
              </table:table-cell>
              <table:table-cell office:value-type="float" office:value="2.18585623321249">
                <text:p>2.18585623321249</text:p>
              </table:table-cell>
              <table:table-cell office:value-type="float" office:value="2">
                <text:p>2</text:p>
              </table:table-cell>
              <table:table-cell office:value-type="float" office:value="2.07113493001348">
                <text:p>2.07113493001348</text:p>
              </table:table-cell>
              <table:table-cell office:value-type="float" office:value="2">
                <text:p>2</text:p>
              </table:table-cell>
              <table:table-cell office:value-type="float" office:value="2.05486788568067">
                <text:p>2.05486788568067</text:p>
              </table:table-cell>
              <table:table-cell office:value-type="float" office:value="2">
                <text:p>2</text:p>
              </table:table-cell>
              <table:table-cell office:value-type="float" office:value="2.18364189437248">
                <text:p>2.18364189437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9.8421840756554">
                <text:p>9.8421840756554</text:p>
              </table:table-cell>
              <table:table-cell office:value-type="float" office:value="9.86090760435972">
                <text:p>9.86090760435972</text:p>
              </table:table-cell>
              <table:table-cell office:value-type="float" office:value="10">
                <text:p>10</text:p>
              </table:table-cell>
              <table:table-cell office:value-type="float" office:value="11.6730100554459">
                <text:p>11.6730100554459</text:p>
              </table:table-cell>
              <table:table-cell office:value-type="float" office:value="10">
                <text:p>10</text:p>
              </table:table-cell>
              <table:table-cell office:value-type="float" office:value="11.2432071149803">
                <text:p>11.2432071149803</text:p>
              </table:table-cell>
              <table:table-cell office:value-type="float" office:value="10">
                <text:p>10</text:p>
              </table:table-cell>
              <table:table-cell office:value-type="float" office:value="9.81062087756451">
                <text:p>9.81062087756451</text:p>
              </table:table-cell>
              <table:table-cell office:value-type="float" office:value="10">
                <text:p>10</text:p>
              </table:table-cell>
              <table:table-cell office:value-type="float" office:value="11.4812052620653">
                <text:p>11.4812052620653</text:p>
              </table:table-cell>
              <table:table-cell office:value-type="float" office:value="10">
                <text:p>10</text:p>
              </table:table-cell>
              <table:table-cell office:value-type="float" office:value="11.0748998484103">
                <text:p>11.0748998484103</text:p>
              </table:table-cell>
              <table:table-cell office:value-type="float" office:value="10">
                <text:p>10</text:p>
              </table:table-cell>
              <table:table-cell office:value-type="float" office:value="9.68196676654862">
                <text:p>9.68196676654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10.2564102564103">
                <text:p>10.2564102564103</text:p>
              </table:table-cell>
              <table:table-cell office:value-type="float" office:value="19.3451489771537">
                <text:p>19.3451489771537</text:p>
              </table:table-cell>
              <table:table-cell office:value-type="float" office:value="19.4216590876298">
                <text:p>19.4216590876298</text:p>
              </table:table-cell>
              <table:table-cell office:value-type="float" office:value="20">
                <text:p>20</text:p>
              </table:table-cell>
              <table:table-cell office:value-type="float" office:value="20.7580146505863">
                <text:p>20.7580146505863</text:p>
              </table:table-cell>
              <table:table-cell office:value-type="float" office:value="20">
                <text:p>20</text:p>
              </table:table-cell>
              <table:table-cell office:value-type="float" office:value="19.975593891909">
                <text:p>19.975593891909</text:p>
              </table:table-cell>
              <table:table-cell office:value-type="float" office:value="20">
                <text:p>20</text:p>
              </table:table-cell>
              <table:table-cell office:value-type="float" office:value="19.6953613691137">
                <text:p>19.6953613691137</text:p>
              </table:table-cell>
              <table:table-cell office:value-type="float" office:value="20">
                <text:p>20</text:p>
              </table:table-cell>
              <table:table-cell office:value-type="float" office:value="20.1015253025769">
                <text:p>20.1015253025769</text:p>
              </table:table-cell>
              <table:table-cell office:value-type="float" office:value="20">
                <text:p>20</text:p>
              </table:table-cell>
              <table:table-cell office:value-type="float" office:value="19.3577399094855">
                <text:p>19.3577399094855</text:p>
              </table:table-cell>
              <table:table-cell office:value-type="float" office:value="20">
                <text:p>20</text:p>
              </table:table-cell>
              <table:table-cell office:value-type="float" office:value="19.1549624391238">
                <text:p>19.1549624391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8.16326530612245">
                <text:p>8.16326530612245</text:p>
              </table:table-cell>
              <table:table-cell office:value-type="float" office:value="13.5593220338983">
                <text:p>13.5593220338983</text:p>
              </table:table-cell>
              <table:table-cell office:value-type="float" office:value="37.4012329209396">
                <text:p>37.4012329209396</text:p>
              </table:table-cell>
              <table:table-cell office:value-type="float" office:value="37.6958930602554">
                <text:p>37.6958930602554</text:p>
              </table:table-cell>
              <table:table-cell office:value-type="float" office:value="40">
                <text:p>40</text:p>
              </table:table-cell>
              <table:table-cell office:value-type="float" office:value="40.4159955748613">
                <text:p>40.4159955748613</text:p>
              </table:table-cell>
              <table:table-cell office:value-type="float" office:value="40">
                <text:p>40</text:p>
              </table:table-cell>
              <table:table-cell office:value-type="float" office:value="38.8105920953474">
                <text:p>38.8105920953474</text:p>
              </table:table-cell>
              <table:table-cell office:value-type="float" office:value="40">
                <text:p>40</text:p>
              </table:table-cell>
              <table:table-cell office:value-type="float" office:value="38.042759071592">
                <text:p>38.042759071592</text:p>
              </table:table-cell>
              <table:table-cell office:value-type="float" office:value="40">
                <text:p>40</text:p>
              </table:table-cell>
              <table:table-cell office:value-type="float" office:value="37.7175678372159">
                <text:p>37.7175678372159</text:p>
              </table:table-cell>
              <table:table-cell office:value-type="float" office:value="40">
                <text:p>40</text:p>
              </table:table-cell>
              <table:table-cell office:value-type="float" office:value="36.447484832478">
                <text:p>36.447484832478</text:p>
              </table:table-cell>
              <table:table-cell office:value-type="float" office:value="40">
                <text:p>40</text:p>
              </table:table-cell>
              <table:table-cell office:value-type="float" office:value="35.8403684278485">
                <text:p>35.8403684278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15.1898734177215">
                <text:p>15.1898734177215</text:p>
              </table:table-cell>
              <table:table-cell office:value-type="float" office:value="54.2929428121092">
                <text:p>54.2929428121092</text:p>
              </table:table-cell>
              <table:table-cell office:value-type="float" office:value="54.9214686038311">
                <text:p>54.9214686038311</text:p>
              </table:table-cell>
              <table:table-cell office:value-type="float" office:value="60">
                <text:p>60</text:p>
              </table:table-cell>
              <table:table-cell office:value-type="float" office:value="56.4324385719153">
                <text:p>56.4324385719153</text:p>
              </table:table-cell>
              <table:table-cell office:value-type="float" office:value="60">
                <text:p>60</text:p>
              </table:table-cell>
              <table:table-cell office:value-type="float" office:value="58.5465885003113">
                <text:p>58.5465885003113</text:p>
              </table:table-cell>
              <table:table-cell office:value-type="float" office:value="60">
                <text:p>60</text:p>
              </table:table-cell>
              <table:table-cell office:value-type="float" office:value="55.9699884570989">
                <text:p>55.9699884570989</text:p>
              </table:table-cell>
              <table:table-cell office:value-type="float" office:value="60">
                <text:p>60</text:p>
              </table:table-cell>
              <table:table-cell office:value-type="float" office:value="50.7295463733307">
                <text:p>50.7295463733307</text:p>
              </table:table-cell>
              <table:table-cell office:value-type="float" office:value="60">
                <text:p>60</text:p>
              </table:table-cell>
              <table:table-cell office:value-type="float" office:value="52.9892137373942">
                <text:p>52.9892137373942</text:p>
              </table:table-cell>
              <table:table-cell office:value-type="float" office:value="60">
                <text:p>60</text:p>
              </table:table-cell>
              <table:table-cell office:value-type="float" office:value="51.6395577526179">
                <text:p>51.6395577526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8.98876404494382">
                <text:p>8.98876404494382</text:p>
              </table:table-cell>
              <table:table-cell office:value-type="float" office:value="16.1616161616162">
                <text:p>16.1616161616162</text:p>
              </table:table-cell>
              <table:table-cell office:value-type="float" office:value="70.1293901881475">
                <text:p>70.1293901881475</text:p>
              </table:table-cell>
              <table:table-cell office:value-type="float" office:value="71.1861332092052">
                <text:p>71.1861332092052</text:p>
              </table:table-cell>
              <table:table-cell office:value-type="float" office:value="80">
                <text:p>80</text:p>
              </table:table-cell>
              <table:table-cell office:value-type="float" office:value="76.2133390600074">
                <text:p>76.2133390600074</text:p>
              </table:table-cell>
              <table:table-cell office:value-type="float" office:value="80">
                <text:p>80</text:p>
              </table:table-cell>
              <table:table-cell office:value-type="float" office:value="76.6077762775477">
                <text:p>76.6077762775477</text:p>
              </table:table-cell>
              <table:table-cell office:value-type="float" office:value="80">
                <text:p>80</text:p>
              </table:table-cell>
              <table:table-cell office:value-type="float" office:value="72.3804168942041">
                <text:p>72.3804168942041</text:p>
              </table:table-cell>
              <table:table-cell office:value-type="float" office:value="80">
                <text:p>80</text:p>
              </table:table-cell>
              <table:table-cell office:value-type="float" office:value="66.4563130560167">
                <text:p>66.4563130560167</text:p>
              </table:table-cell>
              <table:table-cell office:value-type="float" office:value="80">
                <text:p>80</text:p>
              </table:table-cell>
              <table:table-cell office:value-type="float" office:value="67.6855692472272">
                <text:p>67.6855692472272</text:p>
              </table:table-cell>
              <table:table-cell office:value-type="float" office:value="80">
                <text:p>80</text:p>
              </table:table-cell>
              <table:table-cell office:value-type="float" office:value="64.8385202191774">
                <text:p>64.8385202191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9.1743119266055">
                <text:p>9.1743119266055</text:p>
              </table:table-cell>
              <table:table-cell office:value-type="float" office:value="16.8067226890756">
                <text:p>16.8067226890756</text:p>
              </table:table-cell>
              <table:table-cell office:value-type="float" office:value="85.0064666473359">
                <text:p>85.0064666473359</text:p>
              </table:table-cell>
              <table:table-cell office:value-type="float" office:value="86.5681102086278">
                <text:p>86.5681102086278</text:p>
              </table:table-cell>
              <table:table-cell office:value-type="float" office:value="100">
                <text:p>100</text:p>
              </table:table-cell>
              <table:table-cell office:value-type="float" office:value="92.7755163013034">
                <text:p>92.7755163013034</text:p>
              </table:table-cell>
              <table:table-cell office:value-type="float" office:value="100">
                <text:p>100</text:p>
              </table:table-cell>
              <table:table-cell office:value-type="float" office:value="94.6469467267576">
                <text:p>94.6469467267576</text:p>
              </table:table-cell>
              <table:table-cell office:value-type="float" office:value="100">
                <text:p>100</text:p>
              </table:table-cell>
              <table:table-cell office:value-type="float" office:value="90.6170720729841">
                <text:p>90.6170720729841</text:p>
              </table:table-cell>
              <table:table-cell office:value-type="float" office:value="100">
                <text:p>100</text:p>
              </table:table-cell>
              <table:table-cell office:value-type="float" office:value="78.5800360989933">
                <text:p>78.5800360989933</text:p>
              </table:table-cell>
              <table:table-cell office:value-type="float" office:value="100">
                <text:p>100</text:p>
              </table:table-cell>
              <table:table-cell office:value-type="float" office:value="80.4963177047827">
                <text:p>80.4963177047827</text:p>
              </table:table-cell>
              <table:table-cell office:value-type="float" office:value="100">
                <text:p>100</text:p>
              </table:table-cell>
              <table:table-cell office:value-type="float" office:value="78.9910397762383">
                <text:p>78.9910397762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.30232558139535">
                <text:p>9.30232558139535</text:p>
              </table:table-cell>
              <table:table-cell office:value-type="float" office:value="17.2661870503597">
                <text:p>17.2661870503597</text:p>
              </table:table-cell>
              <table:table-cell office:value-type="float" office:value="99.0087871439748">
                <text:p>99.0087871439748</text:p>
              </table:table-cell>
              <table:table-cell office:value-type="float" office:value="101.13735683461">
                <text:p>101.13735683461</text:p>
              </table:table-cell>
              <table:table-cell office:value-type="float" office:value="120">
                <text:p>120</text:p>
              </table:table-cell>
              <table:table-cell office:value-type="float" office:value="109.435915508469">
                <text:p>109.435915508469</text:p>
              </table:table-cell>
              <table:table-cell office:value-type="float" office:value="120">
                <text:p>120</text:p>
              </table:table-cell>
              <table:table-cell office:value-type="float" office:value="109.607740414525">
                <text:p>109.607740414525</text:p>
              </table:table-cell>
              <table:table-cell office:value-type="float" office:value="120">
                <text:p>120</text:p>
              </table:table-cell>
              <table:table-cell office:value-type="float" office:value="113.341150895838">
                <text:p>113.341150895838</text:p>
              </table:table-cell>
              <table:table-cell office:value-type="float" office:value="120">
                <text:p>120</text:p>
              </table:table-cell>
              <table:table-cell office:value-type="float" office:value="89.6977997224875">
                <text:p>89.6977997224875</text:p>
              </table:table-cell>
              <table:table-cell office:value-type="float" office:value="120">
                <text:p>120</text:p>
              </table:table-cell>
              <table:table-cell office:value-type="float" office:value="91.7366992756002">
                <text:p>91.7366992756002</text:p>
              </table:table-cell>
              <table:table-cell office:value-type="float" office:value="120">
                <text:p>120</text:p>
              </table:table-cell>
              <table:table-cell office:value-type="float" office:value="96.5799999337241">
                <text:p>96.5799999337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1cm" svg:stroke-color="#dc85e9" svg:stroke-opacity="35%" draw:fill-color="#dc85e9" draw:opacity="3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cm" svg:stroke-color="#c254d2" svg:stroke-opacity="35%" draw:fill-color="#c254d2" draw:opacity="3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Ultrafine_20_Dotted_20__28_var_29_" svg:stroke-width="0.1cm" svg:stroke-color="#8e03a3" svg:stroke-opacity="35%" draw:fill-color="#8e03a3" draw:opacity="3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cee0e" draw:fill-color="#2cee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c5c00" draw:fill-color="#fc5c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adcf7" draw:fill-color="#aadcf7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width="0.08cm" svg:stroke-color="#2cee0e" draw:fill-color="#2cee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width="0.08cm" svg:stroke-color="#fc5c00" draw:fill-color="#fc5c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Fine_20_Dashed" svg:stroke-width="0.08cm" svg:stroke-color="#aadcf7" draw:fill-color="#aadcf7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1.241cm" svg:height="22.897cm" xlink:href=".." xlink:type="simple" chart:class="chart:scatter" chart:style-name="ch1">
        <chart:title svg:x="23.195cm" svg:y="0.593cm" chart:style-name="ch2">
          <text:p>Execution time chart</text:p>
        </chart:title>
        <chart:legend chart:legend-position="end" svg:x="46.292cm" svg:y="9.157cm" style:legend-expansion="high" chart:style-name="ch3"/>
        <chart:plot-area chart:style-name="ch4" table:cell-range-address="Sheet1.B4:Sheet1.E12 Sheet1.D37:Sheet1.D45 Sheet1.I37:Sheet1.I37 Sheet1.H19:Sheet1.H45 Sheet1.I28:Sheet1.I28 Sheet1.I19:Sheet1.I19 Sheet1.B3:Sheet1.E3 Sheet1.H3:Sheet1.J12" chart:data-source-has-labels="both" svg:x="2.035cm" svg:y="1.855cm" svg:width="43.233cm" svg:height="19.604cm">
          <chartooo:coordinate-region svg:x="3.133cm" svg:y="2.054cm" svg:width="41.605cm" svg:height="18.758cm"/>
          <chart:axis chart:dimension="x" chart:name="primary-x" chart:style-name="ch5" chartooo:axis-type="auto">
            <chart:title svg:x="22.086cm" svg:y="21.916cm" chart:style-name="ch6">
              <text:p>Number of process</text:p>
            </chart:title>
            <chart:categories table:cell-range-address="Sheet1.B4:Sheet1.B12"/>
          </chart:axis>
          <chart:axis chart:dimension="y" chart:name="primary-y" chart:style-name="ch7">
            <chart:title svg:x="0.451cm" svg:y="12.362cm" chart:style-name="ch8">
              <text:p>Time [s]</text:p>
            </chart:title>
            <chart:grid chart:style-name="ch9" chart:class="major"/>
          </chart:axis>
          <chart:series chart:style-name="ch10" chart:values-cell-range-address="Sheet1.H37:Sheet1.H45" chart:label-cell-address="Sheet1.I37:Sheet1.I37" chart:class="chart:scatter">
            <chart:domain table:cell-range-address="Sheet1.D37:Sheet1.D45"/>
            <chart:data-point chart:repeated="9"/>
          </chart:series>
          <chart:series chart:style-name="ch11" chart:values-cell-range-address="Sheet1.H28:Sheet1.H36" chart:label-cell-address="Sheet1.I28:Sheet1.I28" chart:class="chart:scatter">
            <chart:domain table:cell-range-address="Sheet1.D28:Sheet1.D36"/>
            <chart:data-point chart:repeated="9"/>
          </chart:series>
          <chart:series chart:style-name="ch12" chart:values-cell-range-address="Sheet1.H19:Sheet1.H27" chart:label-cell-address="Sheet1.I19:Sheet1.I19" chart:class="chart:scatter">
            <chart:domain table:cell-range-address="Sheet1.D19:Sheet1.D27"/>
            <chart:data-point chart:repeated="9"/>
          </chart:series>
          <chart:series chart:style-name="ch13" chart:values-cell-range-address="Sheet1.C4:Sheet1.C12" chart:label-cell-address="Sheet1.C3:Sheet1.C3" chart:class="chart:scatter">
            <chart:domain table:cell-range-address="Sheet1.B4:Sheet1.B12"/>
            <chart:data-point chart:repeated="9"/>
          </chart:series>
          <chart:series chart:style-name="ch14" chart:values-cell-range-address="Sheet1.D4:Sheet1.D12" chart:label-cell-address="Sheet1.D3:Sheet1.D3" chart:class="chart:scatter">
            <chart:domain table:cell-range-address="Sheet1.B4:Sheet1.B12"/>
            <chart:data-point chart:repeated="9"/>
          </chart:series>
          <chart:series chart:style-name="ch15" chart:values-cell-range-address="Sheet1.E4:Sheet1.E12" chart:label-cell-address="Sheet1.E3:Sheet1.E3" chart:class="chart:scatter">
            <chart:domain table:cell-range-address="Sheet1.B4:Sheet1.B12"/>
            <chart:data-point chart:repeated="9"/>
          </chart:series>
          <chart:series chart:style-name="ch16" chart:values-cell-range-address="Sheet1.H4:Sheet1.H12" chart:label-cell-address="Sheet1.H3:Sheet1.H3" chart:class="chart:scatter">
            <chart:data-point chart:repeated="9"/>
          </chart:series>
          <chart:series chart:style-name="ch17" chart:values-cell-range-address="Sheet1.I4:Sheet1.I12" chart:label-cell-address="Sheet1.I3:Sheet1.I3" chart:class="chart:scatter">
            <chart:data-point chart:repeated="9"/>
          </chart:series>
          <chart:series chart:style-name="ch18" chart:values-cell-range-address="Sheet1.J4:Sheet1.J12" chart:label-cell-address="Sheet1.J3:Sheet1.J3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g 4000</text:p>
                <draw:g>
                  <svg:desc>Sheet1.I37:Sheet1.I3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 3000</text:p>
                <draw:g>
                  <svg:desc>Sheet1.I28:Sheet1.I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 2000</text:p>
                <draw:g>
                  <svg:desc>Sheet1.I19:Sheet1.I1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00 Total Time</text:p>
                <draw:g>
                  <svg:desc>Sheet1.C3:Sheet1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000 Total Time</text:p>
                <draw:g>
                  <svg:desc>Sheet1.D3:Sheet1.D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00Total Time</text:p>
                <draw:g>
                  <svg:desc>Sheet1.E3:Sheet1.E3</svg:desc>
                </draw:g>
              </table:table-cell>
              <table:table-cell office:value-type="string">
                <text:p>2000 Loop Time</text:p>
                <draw:g>
                  <svg:desc>Sheet1.H3:Sheet1.H3</svg:desc>
                </draw:g>
              </table:table-cell>
              <table:table-cell office:value-type="string">
                <text:p>3000 Loop Time</text:p>
                <draw:g>
                  <svg:desc>Sheet1.I3:Sheet1.I3</svg:desc>
                </draw:g>
              </table:table-cell>
              <table:table-cell office:value-type="string">
                <text:p>4000 Loop Time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12</svg:desc>
                </draw:g>
              </table:table-cell>
              <table:table-cell office:value-type="float" office:value="1">
                <text:p>1</text:p>
                <draw:g>
                  <svg:desc>Sheet1.D37:Sheet1.D45</svg:desc>
                </draw:g>
              </table:table-cell>
              <table:table-cell office:value-type="float" office:value="5817.74099778261">
                <text:p>5817.74099778261</text:p>
                <draw:g>
                  <svg:desc>Sheet1.H37:Sheet1.H45</svg:desc>
                </draw:g>
              </table:table-cell>
              <table:table-cell office:value-type="float" office:value="1">
                <text:p>1</text:p>
                <draw:g>
                  <svg:desc>Sheet1.D28:Sheet1.D36</svg:desc>
                </draw:g>
              </table:table-cell>
              <table:table-cell office:value-type="float" office:value="3273.35166465796">
                <text:p>3273.35166465796</text:p>
                <draw:g>
                  <svg:desc>Sheet1.H28:Sheet1.H36</svg:desc>
                </draw:g>
              </table:table-cell>
              <table:table-cell office:value-type="float" office:value="1">
                <text:p>1</text:p>
                <draw:g>
                  <svg:desc>Sheet1.D19:Sheet1.D27</svg:desc>
                </draw:g>
              </table:table-cell>
              <table:table-cell office:value-type="float" office:value="1455.59838731931">
                <text:p>1455.59838731931</text:p>
                <draw:g>
                  <svg:desc>Sheet1.H19:Sheet1.H27</svg:desc>
                </draw:g>
              </table:table-cell>
              <table:table-cell office:value-type="float" office:value="1">
                <text:p>1</text:p>
                <draw:g>
                  <svg:desc>Sheet1.B4:Sheet1.B12</svg:desc>
                </draw:g>
              </table:table-cell>
              <table:table-cell office:value-type="float" office:value="1493.28">
                <text:p>1493.28</text:p>
                <draw:g>
                  <svg:desc>Sheet1.C4:Sheet1.C12</svg:desc>
                </draw:g>
              </table:table-cell>
              <table:table-cell office:value-type="float" office:value="1">
                <text:p>1</text:p>
                <draw:g>
                  <svg:desc>Sheet1.B4:Sheet1.B12</svg:desc>
                </draw:g>
              </table:table-cell>
              <table:table-cell office:value-type="float" office:value="3353.38">
                <text:p>3353.38</text:p>
                <draw:g>
                  <svg:desc>Sheet1.D4:Sheet1.D12</svg:desc>
                </draw:g>
              </table:table-cell>
              <table:table-cell office:value-type="float" office:value="1">
                <text:p>1</text:p>
                <draw:g>
                  <svg:desc>Sheet1.B4:Sheet1.B12</svg:desc>
                </draw:g>
              </table:table-cell>
              <table:table-cell office:value-type="float" office:value="5828.97">
                <text:p>5828.97</text:p>
                <draw:g>
                  <svg:desc>Sheet1.E4:Sheet1.E12</svg:desc>
                </draw:g>
              </table:table-cell>
              <table:table-cell office:value-type="float" office:value="1490.55">
                <text:p>1490.55</text:p>
                <draw:g>
                  <svg:desc>Sheet1.H4:Sheet1.H12</svg:desc>
                </draw:g>
              </table:table-cell>
              <table:table-cell office:value-type="float" office:value="3347.53">
                <text:p>3347.53</text:p>
                <draw:g>
                  <svg:desc>Sheet1.I4:Sheet1.I12</svg:desc>
                </draw:g>
              </table:table-cell>
              <table:table-cell office:value-type="float" office:value="5818.64">
                <text:p>5818.64</text:p>
                <draw:g>
                  <svg:desc>Sheet1.J4:Sheet1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11.19677463862">
                <text:p>2911.19677463862</text:p>
              </table:table-cell>
              <table:table-cell office:value-type="float" office:value="2">
                <text:p>2</text:p>
              </table:table-cell>
              <table:table-cell office:value-type="float" office:value="1638.42053913947">
                <text:p>1638.42053913947</text:p>
              </table:table-cell>
              <table:table-cell office:value-type="float" office:value="2">
                <text:p>2</text:p>
              </table:table-cell>
              <table:table-cell office:value-type="float" office:value="728.962331533314">
                <text:p>728.962331533314</text:p>
              </table:table-cell>
              <table:table-cell office:value-type="float" office:value="2">
                <text:p>2</text:p>
              </table:table-cell>
              <table:table-cell office:value-type="float" office:value="720.996">
                <text:p>720.996</text:p>
              </table:table-cell>
              <table:table-cell office:value-type="float" office:value="2">
                <text:p>2</text:p>
              </table:table-cell>
              <table:table-cell office:value-type="float" office:value="1631.92">
                <text:p>1631.92</text:p>
              </table:table-cell>
              <table:table-cell office:value-type="float" office:value="2">
                <text:p>2</text:p>
              </table:table-cell>
              <table:table-cell office:value-type="float" office:value="2669.38">
                <text:p>2669.38</text:p>
              </table:table-cell>
              <table:table-cell office:value-type="float" office:value="718.364">
                <text:p>718.364</text:p>
              </table:table-cell>
              <table:table-cell office:value-type="float" office:value="1625.79">
                <text:p>1625.79</text:p>
              </table:table-cell>
              <table:table-cell office:value-type="float" office:value="2661.95">
                <text:p>2661.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5.961396123434">
                <text:p>585.961396123434</text:p>
              </table:table-cell>
              <table:table-cell office:value-type="float" office:value="10">
                <text:p>10</text:p>
              </table:table-cell>
              <table:table-cell office:value-type="float" office:value="330.475638724676">
                <text:p>330.475638724676</text:p>
              </table:table-cell>
              <table:table-cell office:value-type="float" office:value="10">
                <text:p>10</text:p>
              </table:table-cell>
              <table:table-cell office:value-type="float" office:value="147.653486904518">
                <text:p>147.653486904518</text:p>
              </table:table-cell>
              <table:table-cell office:value-type="float" office:value="10">
                <text:p>10</text:p>
              </table:table-cell>
              <table:table-cell office:value-type="float" office:value="130.063">
                <text:p>130.063</text:p>
              </table:table-cell>
              <table:table-cell office:value-type="float" office:value="10">
                <text:p>10</text:p>
              </table:table-cell>
              <table:table-cell office:value-type="float" office:value="302.791">
                <text:p>302.791</text:p>
              </table:table-cell>
              <table:table-cell office:value-type="float" office:value="10">
                <text:p>10</text:p>
              </table:table-cell>
              <table:table-cell office:value-type="float" office:value="602.044">
                <text:p>602.044</text:p>
              </table:table-cell>
              <table:table-cell office:value-type="float" office:value="127.692">
                <text:p>127.692</text:p>
              </table:table-cell>
              <table:table-cell office:value-type="float" office:value="297.738">
                <text:p>297.738</text:p>
              </table:table-cell>
              <table:table-cell office:value-type="float" office:value="593.096">
                <text:p>593.0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5.306973809035">
                <text:p>295.306973809035</text:p>
              </table:table-cell>
              <table:table-cell office:value-type="float" office:value="20">
                <text:p>20</text:p>
              </table:table-cell>
              <table:table-cell office:value-type="float" office:value="166.982526172827">
                <text:p>166.982526172827</text:p>
              </table:table-cell>
              <table:table-cell office:value-type="float" office:value="20">
                <text:p>20</text:p>
              </table:table-cell>
              <table:table-cell office:value-type="float" office:value="74.9898813259179">
                <text:p>74.9898813259179</text:p>
              </table:table-cell>
              <table:table-cell office:value-type="float" office:value="20">
                <text:p>20</text:p>
              </table:table-cell>
              <table:table-cell office:value-type="float" office:value="74.2869">
                <text:p>74.2869</text:p>
              </table:table-cell>
              <table:table-cell office:value-type="float" office:value="20">
                <text:p>20</text:p>
              </table:table-cell>
              <table:table-cell office:value-type="float" office:value="173.232">
                <text:p>173.232</text:p>
              </table:table-cell>
              <table:table-cell office:value-type="float" office:value="20">
                <text:p>20</text:p>
              </table:table-cell>
              <table:table-cell office:value-type="float" office:value="304.306">
                <text:p>304.306</text:p>
              </table:table-cell>
              <table:table-cell office:value-type="float" office:value="71.806">
                <text:p>71.806</text:p>
              </table:table-cell>
              <table:table-cell office:value-type="float" office:value="167.581">
                <text:p>167.581</text:p>
              </table:table-cell>
              <table:table-cell office:value-type="float" office:value="295.432">
                <text:p>295.4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9.979762651836">
                <text:p>149.979762651836</text:p>
              </table:table-cell>
              <table:table-cell office:value-type="float" office:value="40">
                <text:p>40</text:p>
              </table:table-cell>
              <table:table-cell office:value-type="float" office:value="85.235969896902">
                <text:p>85.235969896902</text:p>
              </table:table-cell>
              <table:table-cell office:value-type="float" office:value="40">
                <text:p>40</text:p>
              </table:table-cell>
              <table:table-cell office:value-type="float" office:value="38.6580785366181">
                <text:p>38.6580785366181</text:p>
              </table:table-cell>
              <table:table-cell office:value-type="float" office:value="40">
                <text:p>40</text:p>
              </table:table-cell>
              <table:table-cell office:value-type="float" office:value="39.5911">
                <text:p>39.5911</text:p>
              </table:table-cell>
              <table:table-cell office:value-type="float" office:value="40">
                <text:p>40</text:p>
              </table:table-cell>
              <table:table-cell office:value-type="float" office:value="92.0058">
                <text:p>92.0058</text:p>
              </table:table-cell>
              <table:table-cell office:value-type="float" office:value="40">
                <text:p>40</text:p>
              </table:table-cell>
              <table:table-cell office:value-type="float" office:value="162.637">
                <text:p>162.637</text:p>
              </table:table-cell>
              <table:table-cell office:value-type="float" office:value="36.8802">
                <text:p>36.8802</text:p>
              </table:table-cell>
              <table:table-cell office:value-type="float" office:value="86.253">
                <text:p>86.253</text:p>
              </table:table-cell>
              <table:table-cell office:value-type="float" office:value="152.95">
                <text:p>152.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1.537358932769">
                <text:p>101.537358932769</text:p>
              </table:table-cell>
              <table:table-cell office:value-type="float" office:value="60">
                <text:p>60</text:p>
              </table:table-cell>
              <table:table-cell office:value-type="float" office:value="57.9871178049272">
                <text:p>57.9871178049272</text:p>
              </table:table-cell>
              <table:table-cell office:value-type="float" office:value="60">
                <text:p>60</text:p>
              </table:table-cell>
              <table:table-cell office:value-type="float" office:value="26.5474776068515">
                <text:p>26.5474776068515</text:p>
              </table:table-cell>
              <table:table-cell office:value-type="float" office:value="60">
                <text:p>60</text:p>
              </table:table-cell>
              <table:table-cell office:value-type="float" office:value="29.4361">
                <text:p>29.4361</text:p>
              </table:table-cell>
              <table:table-cell office:value-type="float" office:value="60">
                <text:p>60</text:p>
              </table:table-cell>
              <table:table-cell office:value-type="float" office:value="63.2842">
                <text:p>63.2842</text:p>
              </table:table-cell>
              <table:table-cell office:value-type="float" office:value="60">
                <text:p>60</text:p>
              </table:table-cell>
              <table:table-cell office:value-type="float" office:value="112.878">
                <text:p>112.878</text:p>
              </table:table-cell>
              <table:table-cell office:value-type="float" office:value="26.413">
                <text:p>26.413</text:p>
              </table:table-cell>
              <table:table-cell office:value-type="float" office:value="57.1772">
                <text:p>57.1772</text:p>
              </table:table-cell>
              <table:table-cell office:value-type="float" office:value="103.96">
                <text:p>103.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7.3161570732362">
                <text:p>77.3161570732362</text:p>
              </table:table-cell>
              <table:table-cell office:value-type="float" office:value="80">
                <text:p>80</text:p>
              </table:table-cell>
              <table:table-cell office:value-type="float" office:value="44.3626917589397">
                <text:p>44.3626917589397</text:p>
              </table:table-cell>
              <table:table-cell office:value-type="float" office:value="80">
                <text:p>80</text:p>
              </table:table-cell>
              <table:table-cell office:value-type="float" office:value="20.4921771419682">
                <text:p>20.4921771419682</text:p>
              </table:table-cell>
              <table:table-cell office:value-type="float" office:value="80">
                <text:p>80</text:p>
              </table:table-cell>
              <table:table-cell office:value-type="float" office:value="22.4701">
                <text:p>22.4701</text:p>
              </table:table-cell>
              <table:table-cell office:value-type="float" office:value="80">
                <text:p>80</text:p>
              </table:table-cell>
              <table:table-cell office:value-type="float" office:value="49.5435">
                <text:p>49.5435</text:p>
              </table:table-cell>
              <table:table-cell office:value-type="float" office:value="80">
                <text:p>80</text:p>
              </table:table-cell>
              <table:table-cell office:value-type="float" office:value="89.8998">
                <text:p>89.8998</text:p>
              </table:table-cell>
              <table:table-cell office:value-type="float" office:value="19.5576">
                <text:p>19.5576</text:p>
              </table:table-cell>
              <table:table-cell office:value-type="float" office:value="43.697">
                <text:p>43.697</text:p>
              </table:table-cell>
              <table:table-cell office:value-type="float" office:value="80.3897">
                <text:p>80.38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7834359575163">
                <text:p>62.7834359575163</text:p>
              </table:table-cell>
              <table:table-cell office:value-type="float" office:value="100">
                <text:p>100</text:p>
              </table:table-cell>
              <table:table-cell office:value-type="float" office:value="36.1880361313473">
                <text:p>36.1880361313473</text:p>
              </table:table-cell>
              <table:table-cell office:value-type="float" office:value="100">
                <text:p>100</text:p>
              </table:table-cell>
              <table:table-cell office:value-type="float" office:value="16.8589968630382">
                <text:p>16.8589968630382</text:p>
              </table:table-cell>
              <table:table-cell office:value-type="float" office:value="100">
                <text:p>100</text:p>
              </table:table-cell>
              <table:table-cell office:value-type="float" office:value="19.0033">
                <text:p>19.0033</text:p>
              </table:table-cell>
              <table:table-cell office:value-type="float" office:value="100">
                <text:p>100</text:p>
              </table:table-cell>
              <table:table-cell office:value-type="float" office:value="41.6588">
                <text:p>41.6588</text:p>
              </table:table-cell>
              <table:table-cell office:value-type="float" office:value="100">
                <text:p>100</text:p>
              </table:table-cell>
              <table:table-cell office:value-type="float" office:value="73.7928">
                <text:p>73.7928</text:p>
              </table:table-cell>
              <table:table-cell office:value-type="float" office:value="16.0662">
                <text:p>16.0662</text:p>
              </table:table-cell>
              <table:table-cell office:value-type="float" office:value="35.3686">
                <text:p>35.3686</text:p>
              </table:table-cell>
              <table:table-cell office:value-type="float" office:value="64.2113">
                <text:p>64.2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3.094955213703">
                <text:p>53.094955213703</text:p>
              </table:table-cell>
              <table:table-cell office:value-type="float" office:value="120">
                <text:p>120</text:p>
              </table:table-cell>
              <table:table-cell office:value-type="float" office:value="30.7382657129523">
                <text:p>30.7382657129523</text:p>
              </table:table-cell>
              <table:table-cell office:value-type="float" office:value="120">
                <text:p>120</text:p>
              </table:table-cell>
              <table:table-cell office:value-type="float" office:value="14.4368766770849">
                <text:p>14.4368766770849</text:p>
              </table:table-cell>
              <table:table-cell office:value-type="float" office:value="120">
                <text:p>120</text:p>
              </table:table-cell>
              <table:table-cell office:value-type="float" office:value="16.6479">
                <text:p>16.6479</text:p>
              </table:table-cell>
              <table:table-cell office:value-type="float" office:value="120">
                <text:p>120</text:p>
              </table:table-cell>
              <table:table-cell office:value-type="float" office:value="36.5544">
                <text:p>36.5544</text:p>
              </table:table-cell>
              <table:table-cell office:value-type="float" office:value="120">
                <text:p>120</text:p>
              </table:table-cell>
              <table:table-cell office:value-type="float" office:value="60.3538">
                <text:p>60.3538</text:p>
              </table:table-cell>
              <table:table-cell office:value-type="float" office:value="13.6203">
                <text:p>13.6203</text:p>
              </table:table-cell>
              <table:table-cell office:value-type="float" office:value="30.541">
                <text:p>30.541</text:p>
              </table:table-cell>
              <table:table-cell office:value-type="float" office:value="51.3374">
                <text:p>51.3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</office:styles>
</office:document-styles>
</file>